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arial" svg:font-family="arial, sans-serif"/>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automatic-styles>
    <style:style style:name="Tabel2" style:family="table">
      <style:table-properties style:width="17.013cm" fo:margin-left="0cm" fo:margin-right="-0.012cm" table:align="margins"/>
    </style:style>
    <style:style style:name="Tabel2.A" style:family="table-column">
      <style:table-column-properties style:column-width="6.271cm" style:rel-column-width="24155*"/>
    </style:style>
    <style:style style:name="Tabel2.B" style:family="table-column">
      <style:table-column-properties style:column-width="10.742cm" style:rel-column-width="41380*"/>
    </style:style>
    <style:style style:name="Tabel2.A1" style:family="table-cell">
      <style:table-cell-properties fo:padding="0.097cm" fo:border-left="0.05pt solid #000000" fo:border-right="none" fo:border-top="0.05pt solid #000000" fo:border-bottom="0.05pt solid #000000"/>
    </style:style>
    <style:style style:name="Tabel2.B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B2" style:family="table-cell">
      <style:table-cell-properties fo:padding="0.097cm" fo:border-left="0.05pt solid #000000" fo:border-right="0.05pt solid #000000" fo:border-top="none" fo:border-bottom="0.05pt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5pt solid #000000" fo:border-right="0.05pt solid #000000" fo:border-top="none" fo:border-bottom="0.05pt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5pt solid #000000" fo:border-right="none" fo:border-top="0.05pt solid #000000" fo:border-bottom="0.05pt solid #000000"/>
    </style:style>
    <style:style style:name="Tabel12.B1" style:family="table-cell">
      <style:table-cell-properties fo:padding="0.097cm" fo:border="0.05pt solid #000000"/>
    </style:style>
    <style:style style:name="Tabel12.A2" style:family="table-cell">
      <style:table-cell-properties fo:padding="0.097cm" fo:border-left="0.05pt solid #000000" fo:border-right="none" fo:border-top="none" fo:border-bottom="0.05pt solid #000000"/>
    </style:style>
    <style:style style:name="Tabel12.B2" style:family="table-cell">
      <style:table-cell-properties fo:padding="0.097cm" fo:border-left="0.05pt solid #000000" fo:border-right="0.05pt solid #000000" fo:border-top="none" fo:border-bottom="0.05pt solid #000000"/>
    </style:style>
    <style:style style:name="Tabel13" style:family="table">
      <style:table-properties style:width="17.013cm" fo:margin-left="0cm" fo:margin-right="-0.012cm" table:align="margins"/>
    </style:style>
    <style:style style:name="Tabel13.A" style:family="table-column">
      <style:table-column-properties style:column-width="6.509cm" style:rel-column-width="25072*"/>
    </style:style>
    <style:style style:name="Tabel13.B" style:family="table-column">
      <style:table-column-properties style:column-width="10.504cm" style:rel-column-width="40463*"/>
    </style:style>
    <style:style style:name="Tabel13.A1" style:family="table-cell">
      <style:table-cell-properties fo:padding="0.097cm" fo:border-left="0.05pt solid #000000" fo:border-right="none" fo:border-top="0.05pt solid #000000" fo:border-bottom="0.05pt solid #000000"/>
    </style:style>
    <style:style style:name="Tabel13.B1" style:family="table-cell">
      <style:table-cell-properties fo:padding="0.097cm" fo:border="0.05pt solid #000000"/>
    </style:style>
    <style:style style:name="Tabel13.A2" style:family="table-cell">
      <style:table-cell-properties fo:padding="0.097cm" fo:border-left="0.05pt solid #000000" fo:border-right="none" fo:border-top="none" fo:border-bottom="0.05pt solid #000000"/>
    </style:style>
    <style:style style:name="Tabel13.B2" style:family="table-cell">
      <style:table-cell-properties fo:padding="0.097cm" fo:border-left="0.05pt solid #000000" fo:border-right="0.05pt solid #000000" fo:border-top="none" fo:border-bottom="0.05pt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5pt solid #000000" fo:border-right="none" fo:border-top="0.05pt solid #000000" fo:border-bottom="0.05pt solid #000000"/>
    </style:style>
    <style:style style:name="Tabel14.B1" style:family="table-cell">
      <style:table-cell-properties fo:padding="0.097cm" fo:border="0.05pt solid #000000"/>
    </style:style>
    <style:style style:name="Tabel14.A2" style:family="table-cell">
      <style:table-cell-properties fo:padding="0.097cm" fo:border-left="0.05pt solid #000000" fo:border-right="none" fo:border-top="none" fo:border-bottom="0.05pt solid #000000"/>
    </style:style>
    <style:style style:name="Tabel14.B2" style:family="table-cell">
      <style:table-cell-properties fo:padding="0.097cm" fo:border-left="0.05pt solid #000000" fo:border-right="0.05pt solid #000000" fo:border-top="none" fo:border-bottom="0.05pt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5pt solid #000000" fo:border-right="none" fo:border-top="0.05pt solid #000000" fo:border-bottom="0.05pt solid #000000"/>
    </style:style>
    <style:style style:name="Tabel15.B1" style:family="table-cell">
      <style:table-cell-properties fo:padding="0.097cm" fo:border="0.05pt solid #000000"/>
    </style:style>
    <style:style style:name="Tabel15.A2" style:family="table-cell">
      <style:table-cell-properties fo:padding="0.097cm" fo:border-left="0.05pt solid #000000" fo:border-right="none" fo:border-top="none" fo:border-bottom="0.05pt solid #000000"/>
    </style:style>
    <style:style style:name="Tabel15.B2" style:family="table-cell">
      <style:table-cell-properties fo:padding="0.097cm" fo:border-left="0.05pt solid #000000" fo:border-right="0.05pt solid #000000" fo:border-top="none" fo:border-bottom="0.05pt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5pt solid #000000" fo:border-right="none" fo:border-top="0.05pt solid #000000" fo:border-bottom="0.05pt solid #000000"/>
    </style:style>
    <style:style style:name="Tabel16.B1" style:family="table-cell">
      <style:table-cell-properties fo:padding="0.097cm" fo:border="0.05pt solid #000000"/>
    </style:style>
    <style:style style:name="Tabel16.A2" style:family="table-cell">
      <style:table-cell-properties fo:padding="0.097cm" fo:border-left="0.05pt solid #000000" fo:border-right="none" fo:border-top="none" fo:border-bottom="0.05pt solid #000000"/>
    </style:style>
    <style:style style:name="Tabel16.B2" style:family="table-cell">
      <style:table-cell-properties fo:padding="0.097cm" fo:border-left="0.05pt solid #000000" fo:border-right="0.05pt solid #000000" fo:border-top="none" fo:border-bottom="0.05pt solid #000000"/>
    </style:style>
    <style:style style:name="Tabel20" style:family="table">
      <style:table-properties style:width="17.013cm" fo:margin-left="0cm" fo:margin-right="-0.012cm" table:align="margins"/>
    </style:style>
    <style:style style:name="Tabel20.A" style:family="table-column">
      <style:table-column-properties style:column-width="5.715cm" style:rel-column-width="22014*"/>
    </style:style>
    <style:style style:name="Tabel20.B" style:family="table-column">
      <style:table-column-properties style:column-width="11.298cm" style:rel-column-width="43521*"/>
    </style:style>
    <style:style style:name="Tabel20.A1" style:family="table-cell">
      <style:table-cell-properties fo:padding="0.097cm" fo:border-left="0.05pt solid #000000" fo:border-right="none" fo:border-top="0.05pt solid #000000" fo:border-bottom="0.05pt solid #000000"/>
    </style:style>
    <style:style style:name="Tabel20.B1" style:family="table-cell">
      <style:table-cell-properties fo:padding="0.097cm" fo:border="0.05pt solid #000000"/>
    </style:style>
    <style:style style:name="Tabel20.A2" style:family="table-cell">
      <style:table-cell-properties fo:padding="0.097cm" fo:border-left="0.05pt solid #000000" fo:border-right="none" fo:border-top="none" fo:border-bottom="0.05pt solid #000000"/>
    </style:style>
    <style:style style:name="Tabel20.B2" style:family="table-cell">
      <style:table-cell-properties fo:padding="0.097cm" fo:border-left="0.05pt solid #000000" fo:border-right="0.05pt solid #000000" fo:border-top="none" fo:border-bottom="0.05pt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5pt solid #000000" fo:border-right="none" fo:border-top="0.05pt solid #000000" fo:border-bottom="0.05pt solid #000000"/>
    </style:style>
    <style:style style:name="Tabel21.B1" style:family="table-cell">
      <style:table-cell-properties fo:padding="0.097cm" fo:border="0.05pt solid #000000"/>
    </style:style>
    <style:style style:name="Tabel21.A2" style:family="table-cell">
      <style:table-cell-properties fo:padding="0.097cm" fo:border-left="0.05pt solid #000000" fo:border-right="none" fo:border-top="none" fo:border-bottom="0.05pt solid #000000"/>
    </style:style>
    <style:style style:name="Tabel21.B2" style:family="table-cell">
      <style:table-cell-properties fo:padding="0.097cm" fo:border-left="0.05pt solid #000000" fo:border-right="0.05pt solid #000000" fo:border-top="none" fo:border-bottom="0.05pt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5pt solid #000000" fo:border-right="none" fo:border-top="0.05pt solid #000000" fo:border-bottom="0.05pt solid #000000"/>
    </style:style>
    <style:style style:name="Tabel17.B1" style:family="table-cell">
      <style:table-cell-properties fo:padding="0.097cm" fo:border="0.05pt solid #000000"/>
    </style:style>
    <style:style style:name="Tabel17.A2" style:family="table-cell">
      <style:table-cell-properties fo:padding="0.097cm" fo:border-left="0.05pt solid #000000" fo:border-right="none" fo:border-top="none" fo:border-bottom="0.05pt solid #000000"/>
    </style:style>
    <style:style style:name="Tabel17.B2" style:family="table-cell">
      <style:table-cell-properties fo:padding="0.097cm" fo:border-left="0.05pt solid #000000" fo:border-right="0.05pt solid #000000" fo:border-top="none" fo:border-bottom="0.05pt solid #000000"/>
    </style:style>
    <style:style style:name="Tabel18" style:family="table">
      <style:table-properties style:width="17.013cm" fo:margin-left="0cm" fo:margin-right="-0.012cm" table:align="margins"/>
    </style:style>
    <style:style style:name="Tabel18.A" style:family="table-column">
      <style:table-column-properties style:column-width="4.048cm" style:rel-column-width="15593*"/>
    </style:style>
    <style:style style:name="Tabel18.B" style:family="table-column">
      <style:table-column-properties style:column-width="12.965cm" style:rel-column-width="49942*"/>
    </style:style>
    <style:style style:name="Tabel18.A1" style:family="table-cell">
      <style:table-cell-properties fo:padding="0.097cm" fo:border-left="0.05pt solid #000000" fo:border-right="none" fo:border-top="0.05pt solid #000000" fo:border-bottom="0.05pt solid #000000"/>
    </style:style>
    <style:style style:name="Tabel18.B1" style:family="table-cell">
      <style:table-cell-properties fo:padding="0.097cm" fo:border="0.05pt solid #000000"/>
    </style:style>
    <style:style style:name="Tabel18.A2" style:family="table-cell">
      <style:table-cell-properties fo:padding="0.097cm" fo:border-left="0.05pt solid #000000" fo:border-right="none" fo:border-top="none" fo:border-bottom="0.05pt solid #000000"/>
    </style:style>
    <style:style style:name="Tabel18.B2" style:family="table-cell">
      <style:table-cell-properties fo:padding="0.097cm" fo:border-left="0.05pt solid #000000" fo:border-right="0.05pt solid #000000" fo:border-top="none" fo:border-bottom="0.05pt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5pt solid #000000" fo:border-right="none" fo:border-top="0.05pt solid #000000" fo:border-bottom="0.05pt solid #000000"/>
    </style:style>
    <style:style style:name="Tabel19.B1" style:family="table-cell">
      <style:table-cell-properties fo:padding="0.097cm" fo:border="0.05pt solid #000000"/>
    </style:style>
    <style:style style:name="Tabel19.A2" style:family="table-cell">
      <style:table-cell-properties fo:padding="0.097cm" fo:border-left="0.05pt solid #000000" fo:border-right="none" fo:border-top="none" fo:border-bottom="0.05pt solid #000000"/>
    </style:style>
    <style:style style:name="Tabel19.B2" style:family="table-cell">
      <style:table-cell-properties fo:padding="0.097cm" fo:border-left="0.05pt solid #000000" fo:border-right="0.05pt solid #000000" fo:border-top="none" fo:border-bottom="0.05pt solid #000000"/>
    </style:style>
    <style:style style:name="Tabel24" style:family="table">
      <style:table-properties style:width="17.013cm" fo:margin-left="0cm" table:align="left"/>
    </style:style>
    <style:style style:name="Tabel24.A" style:family="table-column">
      <style:table-column-properties style:column-width="4.101cm"/>
    </style:style>
    <style:style style:name="Tabel24.B" style:family="table-column">
      <style:table-column-properties style:column-width="12.912cm"/>
    </style:style>
    <style:style style:name="Tabel24.A1" style:family="table-cell">
      <style:table-cell-properties fo:padding="0.097cm" fo:border-left="0.05pt solid #000000" fo:border-right="none" fo:border-top="0.05pt solid #000000" fo:border-bottom="0.05pt solid #000000"/>
    </style:style>
    <style:style style:name="Tabel24.B1" style:family="table-cell">
      <style:table-cell-properties fo:padding="0.097cm" fo:border="0.05pt solid #000000"/>
    </style:style>
    <style:style style:name="Tabel4" style:family="table">
      <style:table-properties style:width="17.013cm" fo:margin-left="0cm" fo:margin-right="-0.012cm" table:align="margins"/>
    </style:style>
    <style:style style:name="Tabel4.A" style:family="table-column">
      <style:table-column-properties style:column-width="5.106cm" style:rel-column-width="19670*"/>
    </style:style>
    <style:style style:name="Tabel4.B" style:family="table-column">
      <style:table-column-properties style:column-width="11.906cm" style:rel-column-width="45865*"/>
    </style:style>
    <style:style style:name="Tabel4.A1" style:family="table-cell">
      <style:table-cell-properties fo:padding="0.097cm" fo:border-left="0.05pt solid #000000" fo:border-right="none" fo:border-top="0.05pt solid #000000" fo:border-bottom="0.05pt solid #000000"/>
    </style:style>
    <style:style style:name="Tabel4.B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B2" style:family="table-cell">
      <style:table-cell-properties fo:padding="0.097cm" fo:border-left="0.05pt solid #000000" fo:border-right="0.05pt solid #000000" fo:border-top="none" fo:border-bottom="0.05pt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5pt solid #000000" fo:border-right="none" fo:border-top="0.05pt solid #000000" fo:border-bottom="0.05pt solid #000000"/>
    </style:style>
    <style:style style:name="Tabel5.B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B2" style:family="table-cell">
      <style:table-cell-properties fo:padding="0.097cm" fo:border-left="0.05pt solid #000000" fo:border-right="0.05pt solid #000000" fo:border-top="none" fo:border-bottom="0.05pt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5pt solid #000000" fo:border-right="none" fo:border-top="0.05pt solid #000000" fo:border-bottom="0.05pt solid #000000"/>
    </style:style>
    <style:style style:name="Tabel6.B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B2" style:family="table-cell">
      <style:table-cell-properties fo:padding="0.097cm" fo:border-left="0.05pt solid #000000" fo:border-right="0.05pt solid #000000" fo:border-top="none" fo:border-bottom="0.05pt solid #000000"/>
    </style:style>
    <style:style style:name="Tabel7" style:family="table">
      <style:table-properties style:width="17.013cm" fo:margin-left="0cm" fo:margin-right="-0.012cm" table:align="margins"/>
    </style:style>
    <style:style style:name="Tabel7.A" style:family="table-column">
      <style:table-column-properties style:column-width="5.292cm" style:rel-column-width="20384*"/>
    </style:style>
    <style:style style:name="Tabel7.B" style:family="table-column">
      <style:table-column-properties style:column-width="11.721cm" style:rel-column-width="45151*"/>
    </style:style>
    <style:style style:name="Tabel7.A1" style:family="table-cell">
      <style:table-cell-properties fo:padding="0.097cm" fo:border-left="0.05pt solid #000000" fo:border-right="none" fo:border-top="0.05pt solid #000000" fo:border-bottom="0.05pt solid #000000"/>
    </style:style>
    <style:style style:name="Tabel7.B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B2" style:family="table-cell">
      <style:table-cell-properties fo:padding="0.097cm" fo:border-left="0.05pt solid #000000" fo:border-right="0.05pt solid #000000" fo:border-top="none" fo:border-bottom="0.05pt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5pt solid #000000" fo:border-right="none" fo:border-top="0.05pt solid #000000" fo:border-bottom="0.05pt solid #000000"/>
    </style:style>
    <style:style style:name="Tabel9.B1" style:family="table-cell">
      <style:table-cell-properties fo:padding="0.097cm" fo:border="0.05pt solid #000000"/>
    </style:style>
    <style:style style:name="Tabel9.A2" style:family="table-cell">
      <style:table-cell-properties fo:padding="0.097cm" fo:border-left="0.05pt solid #000000" fo:border-right="none" fo:border-top="none" fo:border-bottom="0.05pt solid #000000"/>
    </style:style>
    <style:style style:name="Tabel9.B2" style:family="table-cell">
      <style:table-cell-properties fo:padding="0.097cm" fo:border-left="0.05pt solid #000000" fo:border-right="0.05pt solid #000000" fo:border-top="none" fo:border-bottom="0.05pt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5pt solid #000000" fo:border-right="none" fo:border-top="0.05pt solid #000000" fo:border-bottom="0.05pt solid #000000"/>
    </style:style>
    <style:style style:name="Tabel10.B1" style:family="table-cell">
      <style:table-cell-properties fo:padding="0.097cm" fo:border="0.05pt solid #000000"/>
    </style:style>
    <style:style style:name="Tabel10.A2" style:family="table-cell">
      <style:table-cell-properties fo:padding="0.097cm" fo:border-left="0.05pt solid #000000" fo:border-right="none" fo:border-top="none" fo:border-bottom="0.05pt solid #000000"/>
    </style:style>
    <style:style style:name="Tabel10.B2" style:family="table-cell">
      <style:table-cell-properties fo:padding="0.097cm" fo:border-left="0.05pt solid #000000" fo:border-right="0.05pt solid #000000" fo:border-top="none" fo:border-bottom="0.05pt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5pt solid #000000" fo:border-right="none" fo:border-top="0.05pt solid #000000" fo:border-bottom="0.05pt solid #000000"/>
    </style:style>
    <style:style style:name="Tabel23.B1" style:family="table-cell">
      <style:table-cell-properties fo:padding="0.097cm" fo:border="0.05pt solid #000000"/>
    </style:style>
    <style:style style:name="Tabel23.A2" style:family="table-cell">
      <style:table-cell-properties fo:padding="0.097cm" fo:border-left="0.05pt solid #000000" fo:border-right="none" fo:border-top="none" fo:border-bottom="0.05pt solid #000000"/>
    </style:style>
    <style:style style:name="Tabel23.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officeooo:rsid="0019dbe1" officeooo:paragraph-rsid="001aa70e"/>
    </style:style>
    <style:style style:name="P3" style:family="paragraph" style:parent-style-name="Text_20_body">
      <style:text-properties officeooo:rsid="001a00b3" officeooo:paragraph-rsid="001aa70e"/>
    </style:style>
    <style:style style:name="P4" style:family="paragraph" style:parent-style-name="Text_20_body">
      <style:text-properties officeooo:rsid="001fd834" officeooo:paragraph-rsid="001fd834"/>
    </style:style>
    <style:style style:name="P5" style:family="paragraph" style:parent-style-name="Text_20_body">
      <style:text-properties officeooo:paragraph-rsid="002396cd"/>
    </style:style>
    <style:style style:name="P6" style:family="paragraph" style:parent-style-name="Text_20_body">
      <style:text-properties officeooo:paragraph-rsid="0022e689"/>
    </style:style>
    <style:style style:name="P7" style:family="paragraph" style:parent-style-name="Text_20_body">
      <style:text-properties officeooo:paragraph-rsid="00252912"/>
    </style:style>
    <style:style style:name="P8" style:family="paragraph" style:parent-style-name="Text_20_body">
      <style:text-properties officeooo:rsid="00293676" officeooo:paragraph-rsid="00293676"/>
    </style:style>
    <style:style style:name="P9" style:family="paragraph" style:parent-style-name="Text_20_body">
      <style:text-properties officeooo:rsid="002fab3d" officeooo:paragraph-rsid="002fab3d"/>
    </style:style>
    <style:style style:name="P10" style:family="paragraph" style:parent-style-name="Text_20_body">
      <style:text-properties officeooo:rsid="0032a248" officeooo:paragraph-rsid="0032a248"/>
    </style:style>
    <style:style style:name="P11" style:family="paragraph" style:parent-style-name="Text_20_body">
      <style:text-properties officeooo:rsid="0034514d" officeooo:paragraph-rsid="0034514d"/>
    </style:style>
    <style:style style:name="P12" style:family="paragraph" style:parent-style-name="Text_20_body">
      <style:text-properties officeooo:rsid="003486c6" officeooo:paragraph-rsid="003486c6"/>
    </style:style>
    <style:style style:name="P13" style:family="paragraph" style:parent-style-name="Text_20_body">
      <style:text-properties officeooo:rsid="002b8296" officeooo:paragraph-rsid="0035b0cc"/>
    </style:style>
    <style:style style:name="P14" style:family="paragraph" style:parent-style-name="Text_20_body">
      <style:text-properties officeooo:paragraph-rsid="0035eba3"/>
    </style:style>
    <style:style style:name="P15" style:family="paragraph" style:parent-style-name="Text_20_body">
      <style:text-properties officeooo:rsid="0038144c" officeooo:paragraph-rsid="0038144c"/>
    </style:style>
    <style:style style:name="P16" style:family="paragraph" style:parent-style-name="Standard" style:master-page-name="">
      <style:paragraph-properties fo:margin-top="0.199cm" fo:margin-bottom="0cm" loext:contextual-spacing="false" fo:text-align="center" style:justify-single-word="false" style:page-number="auto" fo:break-after="page"/>
      <style:text-properties style:font-name="Albany" fo:font-size="14pt" fo:font-weight="bold"/>
    </style:style>
    <style:style style:name="P17" style:family="paragraph" style:parent-style-name="Standard">
      <style:paragraph-properties fo:margin-top="0.499cm" fo:margin-bottom="0cm" loext:contextual-spacing="false" fo:text-align="center" style:justify-single-word="false"/>
      <style:text-properties style:font-name="Albany" fo:font-size="14pt" fo:font-weight="bold"/>
    </style:style>
    <style:style style:name="P18" style:family="paragraph" style:parent-style-name="Standard">
      <style:paragraph-properties fo:margin-top="0cm" fo:margin-bottom="0.3cm" loext:contextual-spacing="false" fo:text-align="center" style:justify-single-word="false"/>
      <style:text-properties style:font-name="Albany" fo:font-size="18pt" fo:font-weight="bold"/>
    </style:style>
    <style:style style:name="P19" style:family="paragraph" style:parent-style-name="Standard">
      <style:paragraph-properties fo:margin-top="0cm" fo:margin-bottom="0.3cm" loext:contextual-spacing="false" fo:text-align="center" style:justify-single-word="false"/>
      <style:text-properties style:font-name="Albany" fo:font-size="20pt" fo:font-weight="bold"/>
    </style:style>
    <style:style style:name="P20" style:family="paragraph" style:parent-style-name="Table_20_Contents">
      <style:paragraph-properties style:writing-mode="lr-tb"/>
    </style:style>
    <style:style style:name="P21" style:family="paragraph" style:parent-style-name="Footnote">
      <style:text-properties officeooo:rsid="001ac3b8" officeooo:paragraph-rsid="001ac3b8"/>
    </style:style>
    <style:style style:name="P22" style:family="paragraph" style:parent-style-name="Footnote">
      <style:text-properties officeooo:rsid="003a9d11" officeooo:paragraph-rsid="003a9d11"/>
    </style:style>
    <style:style style:name="P23" style:family="paragraph" style:parent-style-name="Preformatted_20_Text">
      <style:text-properties officeooo:rsid="001fd834" officeooo:paragraph-rsid="001fd834"/>
    </style:style>
    <style:style style:name="P24" style:family="paragraph" style:parent-style-name="Preformatted_20_Text">
      <style:text-properties officeooo:paragraph-rsid="001fd834"/>
    </style:style>
    <style:style style:name="P25" style:family="paragraph" style:parent-style-name="Preformatted_20_Text">
      <style:text-properties officeooo:rsid="002fab3d" officeooo:paragraph-rsid="002fab3d"/>
    </style:style>
    <style:style style:name="P26" style:family="paragraph" style:parent-style-name="Preformatted_20_Text">
      <style:text-properties officeooo:rsid="002fab3d" officeooo:paragraph-rsid="0034514d"/>
    </style:style>
    <style:style style:name="P27" style:family="paragraph" style:parent-style-name="Table_20_Contents">
      <style:text-properties officeooo:paragraph-rsid="002b8296"/>
    </style:style>
    <style:style style:name="P28" style:family="paragraph" style:parent-style-name="Table_20_Contents">
      <style:text-properties officeooo:rsid="002d352a" officeooo:paragraph-rsid="002d352a"/>
    </style:style>
    <style:style style:name="P29" style:family="paragraph" style:parent-style-name="Table_20_Contents">
      <style:text-properties officeooo:paragraph-rsid="002fab3d"/>
    </style:style>
    <style:style style:name="P30" style:family="paragraph" style:parent-style-name="Table_20_Contents">
      <style:text-properties officeooo:paragraph-rsid="00301c65"/>
    </style:style>
    <style:style style:name="P31" style:family="paragraph" style:parent-style-name="Table_20_Contents">
      <style:text-properties officeooo:rsid="00301c65" officeooo:paragraph-rsid="00301c65"/>
    </style:style>
    <style:style style:name="P32" style:family="paragraph" style:parent-style-name="Table_20_Contents">
      <style:text-properties officeooo:rsid="003123ee" officeooo:paragraph-rsid="003123ee"/>
    </style:style>
    <style:style style:name="P33" style:family="paragraph" style:parent-style-name="Table_20_Contents">
      <style:text-properties officeooo:paragraph-rsid="003123ee"/>
    </style:style>
    <style:style style:name="P34" style:family="paragraph" style:parent-style-name="Table_20_Contents">
      <style:text-properties officeooo:paragraph-rsid="0035eba3"/>
    </style:style>
    <style:style style:name="P35" style:family="paragraph" style:parent-style-name="Table_20_Contents">
      <style:text-properties officeooo:rsid="0035eba3" officeooo:paragraph-rsid="0035eba3"/>
    </style:style>
    <style:style style:name="P36" style:family="paragraph" style:parent-style-name="Table_20_Contents">
      <style:text-properties officeooo:rsid="0035f7f9" officeooo:paragraph-rsid="0035f7f9"/>
    </style:style>
    <style:style style:name="P37" style:family="paragraph" style:parent-style-name="Table_20_Contents">
      <style:text-properties officeooo:paragraph-rsid="0038144c"/>
    </style:style>
    <style:style style:name="P38" style:family="paragraph" style:parent-style-name="Table_20_Heading">
      <style:text-properties officeooo:paragraph-rsid="002fab3d"/>
    </style:style>
    <style:style style:name="P39" style:family="paragraph" style:parent-style-name="Text_20_body_20_left_20_justified">
      <style:text-properties officeooo:paragraph-rsid="00301c65"/>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Contents_20_2">
      <style:paragraph-properties>
        <style:tab-stops>
          <style:tab-stop style:position="16.501cm" style:type="right" style:leader-style="dotted" style:leader-text="."/>
        </style:tab-stops>
      </style:paragraph-properties>
    </style:style>
    <style:style style:name="P42" style:family="paragraph" style:parent-style-name="Standard" style:master-page-name="First_20_Page">
      <style:paragraph-properties fo:margin-top="0cm" fo:margin-bottom="0.199cm" loext:contextual-spacing="false" fo:text-align="center" style:justify-single-word="false" style:page-number="auto"/>
      <style:text-properties style:font-name="Albany" fo:font-size="18pt" fo:font-weight="bold"/>
    </style:style>
    <style:style style:name="P43" style:family="paragraph" style:parent-style-name="Text_20_body" style:list-style-name="L1"/>
    <style:style style:name="P44" style:family="paragraph" style:parent-style-name="Text_20_body" style:list-style-name="L2"/>
    <style:style style:name="P45" style:family="paragraph" style:parent-style-name="Text_20_body" style:list-style-name="L3"/>
    <style:style style:name="P46" style:family="paragraph" style:parent-style-name="Text_20_body" style:list-style-name="L4"/>
    <style:style style:name="P47" style:family="paragraph" style:parent-style-name="Text_20_body" style:list-style-name="L5"/>
    <style:style style:name="P48" style:family="paragraph" style:parent-style-name="Text_20_body" style:list-style-name="L6"/>
    <style:style style:name="P49" style:family="paragraph" style:parent-style-name="Text_20_body" style:list-style-name="L6">
      <style:text-properties officeooo:paragraph-rsid="001aa70e"/>
    </style:style>
    <style:style style:name="P50" style:family="paragraph" style:parent-style-name="Text_20_body" style:list-style-name="L7"/>
    <style:style style:name="P51" style:family="paragraph" style:parent-style-name="Text_20_body" style:list-style-name="L8"/>
    <style:style style:name="P52" style:family="paragraph" style:parent-style-name="Text_20_body" style:list-style-name="L9"/>
    <style:style style:name="P53" style:family="paragraph" style:parent-style-name="Text_20_body" style:list-style-name="L10"/>
    <style:style style:name="P54" style:family="paragraph" style:parent-style-name="Text_20_body" style:list-style-name="L11"/>
    <style:style style:name="P55" style:family="paragraph" style:parent-style-name="Text_20_body" style:list-style-name="L13"/>
    <style:style style:name="P56" style:family="paragraph" style:parent-style-name="Text_20_body" style:list-style-name="L13">
      <style:text-properties officeooo:rsid="0026b616" officeooo:paragraph-rsid="0026b616"/>
    </style:style>
    <style:style style:name="P57" style:family="paragraph" style:parent-style-name="Text_20_body" style:list-style-name="L14"/>
    <style:style style:name="P58" style:family="paragraph" style:parent-style-name="Text_20_body" style:list-style-name="L15"/>
    <style:style style:name="P59" style:family="paragraph" style:parent-style-name="Text_20_body" style:list-style-name="L16"/>
    <style:style style:name="P60" style:family="paragraph" style:parent-style-name="Heading_20_2">
      <style:text-properties officeooo:rsid="002e5590" officeooo:paragraph-rsid="002e5590"/>
    </style:style>
    <style:style style:name="P61" style:family="paragraph" style:parent-style-name="Heading_20_2">
      <style:text-properties officeooo:paragraph-rsid="002fab3d"/>
    </style:style>
    <style:style style:name="P62" style:family="paragraph" style:parent-style-name="Heading_20_3">
      <style:text-properties officeooo:paragraph-rsid="0035eba3"/>
    </style:style>
    <style:style style:name="P63" style:family="paragraph" style:parent-style-name="Table_20_Contents" style:list-style-name="L12"/>
    <style:style style:name="P64" style:family="paragraph" style:parent-style-name="Preformatted_20_Text" style:list-style-name="L10"/>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293676" style:font-style-asian="italic" style:font-style-complex="italic"/>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bold" officeooo:rsid="001aa70e" style:font-weight-asian="bold" style:font-weight-complex="bold"/>
    </style:style>
    <style:style style:name="T7" style:family="text">
      <style:text-properties fo:font-weight="bold" officeooo:rsid="0024e3e8" style:font-weight-asian="bold" style:font-weight-complex="bold"/>
    </style:style>
    <style:style style:name="T8" style:family="text">
      <style:text-properties fo:font-weight="bold" officeooo:rsid="003ba6ea"/>
    </style:style>
    <style:style style:name="T9" style:family="text">
      <style:text-properties fo:font-style="normal" style:font-style-asian="normal" style:font-style-complex="normal"/>
    </style:style>
    <style:style style:name="T10" style:family="text">
      <style:text-properties fo:font-size="10pt" style:font-size-asian="10pt" style:font-size-complex="10pt"/>
    </style:style>
    <style:style style:name="T11" style:family="text">
      <style:text-properties fo:font-size="16pt" style:font-size-asian="16pt" style:font-size-complex="16pt"/>
    </style:style>
    <style:style style:name="T12" style:family="text">
      <style:text-properties fo:font-size="16pt" officeooo:rsid="001aa70e" style:font-size-asian="16pt" style:font-size-complex="16pt"/>
    </style:style>
    <style:style style:name="T13" style:family="text">
      <style:text-properties fo:language="fr" fo:country="FR"/>
    </style:style>
    <style:style style:name="T14" style:family="text">
      <style:text-properties officeooo:rsid="001aa70e"/>
    </style:style>
    <style:style style:name="T15" style:family="text">
      <style:text-properties officeooo:rsid="0019dbe1"/>
    </style:style>
    <style:style style:name="T16" style:family="text">
      <style:text-properties officeooo:rsid="001d17d4"/>
    </style:style>
    <style:style style:name="T17" style:family="text">
      <style:text-properties officeooo:rsid="001f25e1"/>
    </style:style>
    <style:style style:name="T18" style:family="text">
      <style:text-properties officeooo:rsid="001fd834"/>
    </style:style>
    <style:style style:name="T19" style:family="text">
      <style:text-properties officeooo:rsid="001fe828"/>
    </style:style>
    <style:style style:name="T20" style:family="text">
      <style:text-properties officeooo:rsid="00210671"/>
    </style:style>
    <style:style style:name="T21" style:family="text">
      <style:text-properties officeooo:rsid="0021a48e"/>
    </style:style>
    <style:style style:name="T22" style:family="text">
      <style:text-properties officeooo:rsid="0022e689"/>
    </style:style>
    <style:style style:name="T23" style:family="text">
      <style:text-properties officeooo:rsid="002396cd"/>
    </style:style>
    <style:style style:name="T24" style:family="text">
      <style:text-properties officeooo:rsid="0024e3e8"/>
    </style:style>
    <style:style style:name="T25" style:family="text">
      <style:text-properties officeooo:rsid="0024e3e8" style:font-weight-asian="normal" style:font-weight-complex="normal"/>
    </style:style>
    <style:style style:name="T26" style:family="text">
      <style:text-properties officeooo:rsid="0025f38f"/>
    </style:style>
    <style:style style:name="T27" style:family="text">
      <style:text-properties officeooo:rsid="00293676"/>
    </style:style>
    <style:style style:name="T28" style:family="text">
      <style:text-properties officeooo:rsid="002b6ba5"/>
    </style:style>
    <style:style style:name="T29" style:family="text">
      <style:text-properties officeooo:rsid="002b8296"/>
    </style:style>
    <style:style style:name="T30" style:family="text">
      <style:text-properties officeooo:rsid="00301c65"/>
    </style:style>
    <style:style style:name="T31" style:family="text">
      <style:text-properties officeooo:rsid="003123ee"/>
    </style:style>
    <style:style style:name="T32" style:family="text">
      <style:text-properties officeooo:rsid="00318180"/>
    </style:style>
    <style:style style:name="T33" style:family="text">
      <style:text-properties officeooo:rsid="002fab3d"/>
    </style:style>
    <style:style style:name="T34" style:family="text">
      <style:text-properties officeooo:rsid="0034514d"/>
    </style:style>
    <style:style style:name="T35" style:family="text">
      <style:text-properties officeooo:rsid="0035b0cc"/>
    </style:style>
    <style:style style:name="T36" style:family="text">
      <style:text-properties officeooo:rsid="0035eba3"/>
    </style:style>
    <style:style style:name="T37" style:family="text">
      <style:text-properties officeooo:rsid="0038144c"/>
    </style:style>
    <style:style style:name="T38" style:family="text">
      <style:text-properties officeooo:rsid="0039e2ed"/>
    </style:style>
    <style:style style:name="T39" style:family="text">
      <style:text-properties officeooo:rsid="003a9d11"/>
    </style:style>
    <style:style style:name="T40" style:family="text">
      <style:text-properties officeooo:rsid="003f3744"/>
    </style:style>
    <style:style style:name="T41" style:family="text">
      <style:text-properties officeooo:rsid="004119ff"/>
    </style:style>
    <style:style style:name="T42" style:family="text">
      <style:text-properties officeooo:rsid="004368ac"/>
    </style:style>
    <style:style style:name="T43" style:family="text">
      <style:text-properties officeooo:rsid="004438e7"/>
    </style:style>
    <style:style style:name="T44" style:family="text">
      <style:text-properties officeooo:rsid="0044769c"/>
    </style:style>
    <style:style style:name="T45" style:family="text">
      <style:text-properties officeooo:rsid="0045f999"/>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User's manual for</text:p>
      <text:p text:style-name="P19"><draw:frame draw:style-name="fr1" draw:name="Graphic1" text:anchor-type="as-char" svg:width="10.978cm" svg:height="2.064cm" draw:z-index="0"><draw:image xlink:href="../w2llogo.png" xlink:type="simple" xlink:show="embed" xlink:actuate="onLoad"/></draw:frame></text:p>
      <text:p text:style-name="P18">Writer2LaTeX, Writer2BibTeX <text:span text:style-name="T42">and</text:span> Writer2xhtml</text:p>
      <text:p text:style-name="P17">version 1.<text:span text:style-name="T40">9.1 alpha</text:span> test release</text:p>
      <text:p text:style-name="P16">© 2002–201<text:span text:style-name="T39">8</text:span>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40">1 <text:a xlink:type="simple" xlink:href="#__RefHeading__4539_1948605489" text:style-name="Internet_20_link" text:visited-style-name="Internet_20_link">Introduction</text:a><text:tab/>3</text:p>
          <text:p text:style-name="P41">1.1 <text:a xlink:type="simple" xlink:href="#__RefHeading__4541_1948605489" text:style-name="Internet_20_link" text:visited-style-name="Internet_20_link">What is Writer2LaTeX?</text:a><text:tab/>3</text:p>
          <text:p text:style-name="P41">1.2 <text:a xlink:type="simple" xlink:href="#__RefHeading__4543_1948605489" text:style-name="Internet_20_link" text:visited-style-name="Internet_20_link">More about Writer2LaTeX and Writer2BibTeX</text:a><text:tab/>3</text:p>
          <text:p text:style-name="P41">1.3 <text:a xlink:type="simple" xlink:href="#__RefHeading__4545_1948605489" text:style-name="Internet_20_link" text:visited-style-name="Internet_20_link">More about Writer2xhtml</text:a><text:tab/>4</text:p>
          <text:p text:style-name="P40">2 <text:a xlink:type="simple" xlink:href="#__RefHeading__4547_1948605489" text:style-name="Internet_20_link" text:visited-style-name="Internet_20_link">Using the extensions</text:a><text:tab/>5</text:p>
          <text:p text:style-name="P41">2.1 <text:a xlink:type="simple" xlink:href="#__RefHeading__4549_1948605489" text:style-name="Internet_20_link" text:visited-style-name="Internet_20_link">Installing of the extension</text:a><text:tab/>5</text:p>
          <text:p text:style-name="P41">2.2 <text:a xlink:type="simple" xlink:href="#__RefHeading__4551_1948605489" text:style-name="Internet_20_link" text:visited-style-name="Internet_20_link">Using the extensions</text:a><text:tab/>5</text:p>
          <text:p text:style-name="P41">2.3 <text:a xlink:type="simple" xlink:href="#__RefHeading__4787_2050738568" text:style-name="Internet_20_link" text:visited-style-name="Internet_20_link">Exporting from the command line</text:a><text:tab/>5</text:p>
          <text:p text:style-name="P41">2.4 <text:a xlink:type="simple" xlink:href="#__RefHeading__4559_1948605489" text:style-name="Internet_20_link" text:visited-style-name="Internet_20_link">Custom configuration</text:a><text:tab/>6</text:p>
          <text:p text:style-name="P41">2.5 <text:a xlink:type="simple" xlink:href="#__RefHeading__4561_1948605489" text:style-name="Internet_20_link" text:visited-style-name="Internet_20_link">Configuration packages</text:a><text:tab/>6</text:p>
          <text:p text:style-name="P40">3 <text:a xlink:type="simple" xlink:href="#__RefHeading__4563_1948605489" text:style-name="Internet_20_link" text:visited-style-name="Internet_20_link">Using the command line utility</text:a><text:tab/>10</text:p>
          <text:p text:style-name="P41">3.1 <text:a xlink:type="simple" xlink:href="#__RefHeading__4565_1948605489" text:style-name="Internet_20_link" text:visited-style-name="Internet_20_link">How to install Writer2LaTeX for command line usage</text:a><text:tab/>10</text:p>
          <text:p text:style-name="P41">3.2 <text:a xlink:type="simple" xlink:href="#__RefHeading__4567_1948605489" text:style-name="Internet_20_link" text:visited-style-name="Internet_20_link">Using the command line utility</text:a><text:tab/>11</text:p>
          <text:p text:style-name="P40">4 <text:a xlink:type="simple" xlink:href="#__RefHeading__4569_1948605489" text:style-name="Internet_20_link" text:visited-style-name="Internet_20_link">Configuration</text:a><text:tab/>13</text:p>
          <text:p text:style-name="P41">4.1 <text:a xlink:type="simple" xlink:href="#__RefHeading__4571_1948605489" text:style-name="Internet_20_link" text:visited-style-name="Internet_20_link">Writer2LaTeX configuration</text:a><text:tab/>13</text:p>
          <text:p text:style-name="P41">4.2 <text:a xlink:type="simple" xlink:href="#__RefHeading__4573_1948605489" text:style-name="Internet_20_link" text:visited-style-name="Internet_20_link">Writer2xhtml configuration</text:a><text:tab/>24</text:p>
          <text:p text:style-name="P41">4.3 <text:a xlink:type="simple" xlink:href="#__RefHeading__4575_1948605489" text:style-name="Internet_20_link" text:visited-style-name="Internet_20_link">Using LibreOffice to create XHTML documents</text:a><text:tab/>35</text:p>
          <text:p text:style-name="P40">5 <text:a xlink:type="simple" xlink:href="#__RefHeading__4577_1948605489" text:style-name="Internet_20_link" text:visited-style-name="Internet_20_link">Special features for the EPUB export</text:a><text:tab/>37</text:p>
          <text:p text:style-name="P41">5.1 <text:a xlink:type="simple" xlink:href="#__RefHeading__4579_1948605489" text:style-name="Internet_20_link" text:visited-style-name="Internet_20_link">Meta data</text:a><text:tab/>37</text:p>
          <text:p text:style-name="P41">5.2 <text:a xlink:type="simple" xlink:href="#__RefHeading__4581_1948605489" text:style-name="Internet_20_link" text:visited-style-name="Internet_20_link">Hidden hedings</text:a><text:tab/>38</text:p>
          <text:p text:style-name="P40">6 <text:a xlink:type="simple" xlink:href="#__RefHeading__4583_1948605489" text:style-name="Internet_20_link" text:visited-style-name="Internet_20_link">The LaTeX package ooomath.sty</text:a><text:tab/>39</text:p>
          <text:p text:style-name="P40">7 <text:a xlink:type="simple" xlink:href="#__RefHeading__4585_1948605489" text:style-name="Internet_20_link" text:visited-style-name="Internet_20_link">Using Writer2LaTeX from another application</text:a><text:tab/>40</text:p>
          <text:p text:style-name="P41">7.1 <text:a xlink:type="simple" xlink:href="#__RefHeading__4587_1948605489" text:style-name="Internet_20_link" text:visited-style-name="Internet_20_link">Using Writer2LaTeX from a Java application</text:a><text:tab/>40</text:p>
          <text:p text:style-name="P41">7.2 <text:a xlink:type="simple" xlink:href="#__RefHeading__4589_1948605489" text:style-name="Internet_20_link" text:visited-style-name="Internet_20_link">Using Writer2LaTeX from a Basic macro</text:a><text:tab/>41</text:p>
          <text:p text:style-name="P41">7.3 <text:a xlink:type="simple" xlink:href="#__RefHeading__4593_1948605489" text:style-name="Internet_20_link" text:visited-style-name="Internet_20_link">Converting from StarMath with a Basic macro</text:a><text:tab/>42</text:p>
          <text:p text:style-name="P40">8 <text:a xlink:type="simple" xlink:href="#__RefHeading__4595_1948605489" text:style-name="Internet_20_link" text:visited-style-name="Internet_20_link">Troubleshooting</text:a><text:tab/>44</text:p>
        </text:index-body>
      </text:table-of-content>
      <text:h text:style-name="Heading_20_1" text:outline-level="1"><text:bookmark-start text:name="__RefHeading__4539_1948605489"/>Introduction<text:bookmark-end text:name="__RefHeading__4539_1948605489"/></text:h>
      <text:h text:style-name="Heading_20_2" text:outline-level="2"><text:bookmark-start text:name="__RefHeading__4541_1948605489"/>What is Writer2LaTeX?<text:bookmark-end text:name="__RefHeading__4541_1948605489"/></text:h>
      <text:p text:style-name="Text_20_body">Writer2LaTeX is a utility to convert <text:span text:style-name="T2">OpenDocument</text:span> text documents<text:note text:id="ftn1" text:note-class="footnote"><text:note-citation>1</text:note-citation><text:note-body><text:p text:style-name="Footnote">In addition, Writer2LaTeX supports the old file format for OpenOffice.org 1.x Writer.</text:p></text:note-body></text:note> – in particular documents containing formulas – into other formats.</text:p>
      <text:p text:style-name="Text_20_body">Actually it is a collection of <text:span text:style-name="T42">three</text:span> converters:</text:p>
      <text:list xml:id="list6932387018677189953" text:style-name="L1">
        <text:list-item>
          <text:p text:style-name="P43"><text:span text:style-name="T4">Writer2LaTeX</text:span> converts OpenDocument text documents to LaTeX 2e, and works together with...</text:p>
        </text:list-item>
        <text:list-item>
          <text:p text:style-name="P43"><text:span text:style-name="T4">Writer2BibTeX</text:span> which extracts bibliographic data from an OpenDocument text document and converts it to BibTeX format.</text:p>
        </text:list-item>
        <text:list-item>
          <text:p text:style-name="P43"><text:span text:style-name="T4">Writer2xhtml</text:span> converts OpenDocument text documents to HTML5, EPUB <text:span text:style-name="T31">2or EPUB 3</text:span> using CSS2 to convert style information.</text:p>
        </text:list-item>
      </text:list>
      <text:p text:style-name="Text_20_body">Although Writer2LaTeX is a general OpenDocument converter, it is primarily designed for use with LibreOffice<text:note text:id="ftn2" text:note-class="footnote"><text:note-citation>2</text:note-citation><text:note-body><text:p text:style-name="P22">It <text:span text:style-name="T42">will probably</text:span> work with Apache OpenOffice <text:span text:style-name="T42">as well.</text:span></text:p></text:note-body></text:note>. You can use Writer2LaTeX</text:p>
      <text:list xml:id="list7394891956631036759" text:style-name="L2">
        <text:list-item>
          <text:p text:style-name="P44">...as an <text:span text:style-name="T2">ex</text:span><text:span text:style-name="T3">tension</text:span> for <text:span text:style-name="T14">LibreOffice.</text:span></text:p>
        </text:list-item>
        <text:list-item>
          <text:p text:style-name="P44">...as a <text:span text:style-name="T2">command line utility</text:span>, independent of <text:span text:style-name="T14">LibreOffice</text:span>.</text:p>
        </text:list-item>
        <text:list-item>
          <text:p text:style-name="P44">...as a <text:span text:style-name="T2">Java library</text:span> providing conversions from OpenDocument for other Java programs.</text:p>
        </text:list-item>
      </text:list>
      <text:p text:style-name="Text_20_body">Writer2LaTeX is a Java application, and thus should work on any platform that supports Java. You need a Java Runtime environment, <text:span text:style-name="T4">version </text:span><text:span text:style-name="T8">8</text:span> or later. Writer2LaTeX is developed and tested using OpenJDK (<text:a xlink:type="simple" xlink:href="http://openjdk.java.net/" text:style-name="Internet_20_link" text:visited-style-name="Visited_20_Internet_20_Link">http://openjdk.java.net/</text:a>)</text:p>
      <text:p text:style-name="Text_20_body">This user's manual will explain how to install and use Writer2LaTeX.</text:p>
      <text:p text:style-name="Text_20_body"><text:span text:style-name="T1">Note</text:span>: In this manual LO is used as an abbreviation of LibreOffice.<text:span text:style-name="T27">.</text:span></text:p>
      <text:h text:style-name="Heading_20_2" text:outline-level="2"><text:bookmark-start text:name="__RefHeading__4543_1948605489"/>More about Writer2LaTeX and Writer2BibTeX<text:bookmark-end text:name="__RefHeading__4543_1948605489"/></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more than 25 different languages, latin, greek and cyrillic scripts and 8 input-encodings.</text:p>
      <text:p text:style-name="Text_20_body">The flexibility makes it possible to use Writer2LaTeX from several philosophies:</text:p>
      <text:list xml:id="list761211245531850636" text:style-name="L3">
        <text:list-item>
          <text:p text:style-name="P45">You can use LaTeX as a typesetting engine for your LO documents: Writer2LaTeX can be configured to create a LaTeX document with as much formatting as possible preserved. Note that the resulting LaTeX source will be readable, but not very clean.</text:p>
          <text:p text:style-name="P45">Be aware that even though Writer2LaTeX tries hard to cope with any docu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45">If you need to continue the work on your document in LaTeX your primary in<text:soft-page-break/>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45">Traditionally, LaTeX documents are written by hand using a text editor. Using a graphical frontend like LyX provides a more user friendly alternative. <text:span text:style-name="T27">The Writer2LaTeX extension features a toolbar, which provides the basic functionality for using </text:span>LO as a graphical frontend for LaTeX.</text:p>
        </text:list-item>
      </text:list>
      <text:h text:style-name="Heading_20_2" text:outline-level="2"><text:bookmark-start text:name="__RefHeading__4545_1948605489"/>More about Writer2xhtml<text:bookmark-end text:name="__RefHeading__4545_1948605489"/></text:h>
      <text:p text:style-name="Text_20_body">The primary goal for Writer2xhtml is to provide <text:span text:style-name="T2">standards compliant</text:span> <text:span text:style-name="T44">HTML5</text:span> documents which can be customized to your specific needs.</text:p>
      <text:list xml:id="list489673361794282878" text:style-name="L4">
        <text:list-item>
          <text:p text:style-name="P46">Standards compliance is necessary to ensure consistent results when the document is viewed in different browsers. It is also vital to ensure that the created document can be processed further by other tools.</text:p>
        </text:list-item>
        <text:list-item>
          <text:p text:style-name="P46">Customization means that you can control important aspects about the conversion. In particular you can control the style of the document:</text:p>
          <text:list>
            <text:list-item>
              <text:p text:style-name="P46">You can let Writer2xhtml convert the style information in the source document and thus get an <text:span text:style-name="T44">HTML5</text:span> document that has the same general appearance as the original, but is adapted to an online environment.</text:p>
            </text:list-item>
            <text:list-item>
              <text:p text:style-name="P46">You can create a document that adapts the style of the document to your own CSS style sheet.</text:p>
            </text:list-item>
          </text:list>
        </text:list-item>
      </text:list>
      <text:h text:style-name="Heading_20_1" text:outline-level="1"><text:bookmark-start text:name="__RefHeading__4547_1948605489"/>Using the <text:span text:style-name="T27">extensions</text:span><text:bookmark-end text:name="__RefHeading__4547_1948605489"/></text:h>
      <text:h text:style-name="Heading_20_2" text:outline-level="2"><text:bookmark-start text:name="__RefHeading__4549_1948605489"/>Installing of the <text:span text:style-name="T27">extension</text:span><text:bookmark-end text:name="__RefHeading__4549_1948605489"/></text:h>
      <text:p text:style-name="Text_20_body">Writer2LaTeX can work as an e<text:span text:style-name="T27">xtension</text:span> for <text:span text:style-name="T14">LibreOffice Writer.</text:span></text:p>
      <text:p text:style-name="Text_20_body">Two LO extensions are provided:</text:p>
      <text:list xml:id="list6408639373705826938" text:style-name="L5">
        <text:list-item>
          <text:p text:style-name="P47"><text:span text:style-name="T5">writer2latex.oxt</text:span> installs <text:span text:style-name="T27">support for</text:span> LaTeX and BibTeX export in Writer</text:p>
        </text:list-item>
        <text:list-item>
          <text:p text:style-name="P47"><text:span text:style-name="T5">writer2xhtml.oxt</text:span> installs <text:span text:style-name="T27">support for</text:span> HTML<text:span text:style-name="T44">5</text:span> and EPUB export in Writer</text:p>
        </text:list-item>
      </text:list>
      <text:p text:style-name="Text_20_body">The two extensions are independent, you can install one or both depending on your needs.</text:p>
      <text:p text:style-name="Text_20_body"><text:span text:style-name="T2">Note</text:span>: Before you install th<text:span text:style-name="T27">e</text:span> extensions, you need to set up LO to use Java. You can configure this in LO under <text:span text:style-name="T5">Tools – Options</text:span>. Of course this requires that you have installed a Java runtime environment on your system.</text:p>
      <text:p text:style-name="Text_20_body">The extensions are installed and uninstalled using the Extension Manager in LO. If you need instructions about using the Extension Manager, see</text:p>
      <text:p text:style-name="P2"><text:a xlink:type="simple" xlink:href="https://help.libreoffice.org/Common/Extension_Manager" text:style-name="Internet_20_link" text:visited-style-name="Visited_20_Internet_20_Link">https://help.libreoffice.org/Common/Extension_Manager</text:a></text:p>
      <text:p text:style-name="Text_20_body">In case of installation troubles, please see the FAQ on Writer2LaTeXs web page:</text:p>
      <text:p text:style-name="Text_20_body"><text:a xlink:type="simple" xlink:href="http://writer2latex.sourceforge.net/" text:style-name="Internet_20_link" text:visited-style-name="Visited_20_Internet_20_Link">http://writer2latex.sourceforge.net</text:a>.</text:p>
      <text:h text:style-name="Heading_20_2" text:outline-level="2"><text:bookmark-start text:name="__RefHeading__4551_1948605489"/>Using the <text:span text:style-name="T27">extensions</text:span><text:bookmark-end text:name="__RefHeading__4551_1948605489"/></text:h>
      <text:p text:style-name="P8">The usage of the extensions is described in the help files: Help – LO Help – Writer2LaTeX/Writer2xhtml.</text:p>
      <text:h text:style-name="P60" text:outline-level="2"><text:bookmark-start text:name="__RefHeading__4787_2050738568"/>Exporting from the command line<text:bookmark-end text:name="__RefHeading__4787_2050738568"/></text:h>
      <text:p text:style-name="P9">You can also use the extensions to export to <text:span text:style-name="T32">LaTeX, </text:span>HTML<text:span text:style-name="T44">5</text:span> or <text:span text:style-name="T32">EPUB </text:span>from the command line. For example to export to HTML5, use the command line</text:p>
      <text:p text:style-name="P25">soffice --headless --convert-to html:org.openoffice.da.writer2xhtml5 document.odt</text:p>
      <text:p text:style-name="P12">Note that this does not work if LO is already running.</text:p>
      <text:p text:style-name="P10">The paramter is the file extension followed by a colon, followed by a filter name. <text:span text:style-name="T33">The possible </text:span>filter names<text:span text:style-name="T33"> are detailed in the table below.</text:span></text:p>
      <text:p text:style-name="P11">If you are using LO version 4.3.2 or later, you can also pass options to the filter. For example to export to LaTeX with pdfTeX as the backend using latin1 as the input encoding, use the command line</text:p>
      <text:p text:style-name="P26">soffice --headless --convert-to <text:span text:style-name="T34">tex</text:span>:org.openoffice.da.writer2<text:span text:style-name="T34">latex:backend=pdftex,inputencoding=latin1</text:span> document.odt</text:p>
      <text:p text:style-name="P11">The options must be supplied after an additional colon as a comma separated list. Each item should have the form <text:span text:style-name="Source_20_Text">name=value</text:span>. See section <text:bookmark-ref text:reference-format="chapter" text:ref-name="__RefHeading__4569_1948605489">4</text:bookmark-ref> for information about the available options.</text:p>
      <table:table table:name="Tabel2" table:style-name="Tabel2">
        <table:table-column table:style-name="Tabel2.A"/>
        <table:table-column table:style-name="Tabel2.B"/>
        <table:table-row>
          <table:table-cell table:style-name="Tabel2.A1" office:value-type="string">
            <text:p text:style-name="P38">Format</text:p>
          </table:table-cell>
          <table:table-cell table:style-name="Tabel2.B1" office:value-type="string">
            <text:p text:style-name="P38">FilterName</text:p>
          </table:table-cell>
        </table:table-row>
        <table:table-row>
          <table:table-cell table:style-name="Tabel2.A2" office:value-type="string">
            <text:p text:style-name="P29">LaTeX</text:p>
          </table:table-cell>
          <table:table-cell table:style-name="Tabel2.B2" office:value-type="string">
            <text:p text:style-name="P29"><text:span text:style-name="Source_20_Text">org.openoffice.da.writer2latex</text:span></text:p>
          </table:table-cell>
        </table:table-row>
        <text:soft-page-break/>
        <table:table-row>
          <table:table-cell table:style-name="Tabel2.A2" office:value-type="string">
            <text:p text:style-name="P29">BibTeX</text:p>
          </table:table-cell>
          <table:table-cell table:style-name="Tabel2.B2" office:value-type="string">
            <text:p text:style-name="P29"><text:span text:style-name="Source_20_Text">org.openoffice.da.writer2bibtex</text:span></text:p>
          </table:table-cell>
        </table:table-row>
        <table:table-row>
          <table:table-cell table:style-name="Tabel2.A2" office:value-type="string">
            <text:p text:style-name="P29">HTML5</text:p>
          </table:table-cell>
          <table:table-cell table:style-name="Tabel2.B2" office:value-type="string">
            <text:p text:style-name="P29"><text:span text:style-name="Source_20_Text">org.openoffice.da.writer2xhtml5</text:span></text:p>
          </table:table-cell>
        </table:table-row>
        <table:table-row>
          <table:table-cell table:style-name="Tabel2.A2" office:value-type="string">
            <text:p text:style-name="P29">EPUB</text:p>
          </table:table-cell>
          <table:table-cell table:style-name="Tabel2.B2" office:value-type="string">
            <text:p text:style-name="P29"><text:span text:style-name="Source_20_Text">org.openoffice.da.writer2xhtml.epub</text:span></text:p>
          </table:table-cell>
        </table:table-row>
        <table:table-row>
          <table:table-cell table:style-name="Tabel2.A2" office:value-type="string">
            <text:p text:style-name="P32">EPUB 3</text:p>
          </table:table-cell>
          <table:table-cell table:style-name="Tabel2.B2" office:value-type="string">
            <text:p text:style-name="P33"><text:span text:style-name="Source_20_Text">org.openoffice.da.writer2xhtml.epub</text:span><text:span text:style-name="Source_20_Text"><text:span text:style-name="T31">3</text:span></text:span></text:p>
          </table:table-cell>
        </table:table-row>
      </table:table>
      <text:h text:style-name="P61" text:outline-level="2"><text:bookmark-start text:name="__RefHeading__4559_1948605489"/><text:reference-mark text:name="custom-config"/>Custom configuration<text:bookmark-end text:name="__RefHeading__4559_1948605489"/></text:h>
      <text:p text:style-name="Text_20_body">Each of the exports provides the possibility to use a custom format/style. To edit this, choose <text:span text:style-name="T5">Tools – Options – Writer2LaTeX</text:span> resp. <text:span text:style-name="T5">Writer2xhtml.</text:span> </text:p>
      <text:p text:style-name="Text_20_body">All three exporters uses a configuration file in the user installation folder for LO.</text:p>
      <text:list xml:id="list5608256672892647402" text:style-name="L6">
        <text:list-item>
          <text:p text:style-name="P48">On unix-like systems this folder will usually be something like</text:p>
          <text:p text:style-name="P49"><text:span text:style-name="Source_20_Text">home directory/.</text:span><text:span text:style-name="Source_20_Text"><text:span text:style-name="T15">config/libreoffce/4</text:span></text:span><text:span text:style-name="Source_20_Text">/user</text:span></text:p>
        </text:list-item>
        <text:list-item>
          <text:p text:style-name="P48">On Windows it will usually be something like</text:p>
          <text:p text:style-name="P48"><text:span text:style-name="Source_20_Text">C:\Documents and Settings\username\OpenOffice.org2\user</text:span></text:p>
          <text:p text:style-name="P48">or</text:p>
          <text:p text:style-name="P48"><text:span text:style-name="Source_20_Text">C:\Documents and Settings\username</text:span><text:span text:style-name="Source_20_Text"><text:span text:style-name="T14">\<text:line-break/>Application Data\LibreOffice</text:span></text:span><text:span text:style-name="Source_20_Text">\</text:span><text:span text:style-name="Source_20_Text"><text:span text:style-name="T14">4</text:span></text:span><text:span text:style-name="Source_20_Text">\user</text:span></text:p>
          <text:p text:style-name="P48">(Note that this directory may be hidden.)</text:p>
        </text:list-item>
      </text:list>
      <text:p text:style-name="Text_20_body">Writer2LaTeX uses a file named <text:span text:style-name="Source_20_Text">writer2latex.xml</text:span>, and Writer2xhtml <text:span text:style-name="T42">uses</text:span>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bookmark-start text:name="__RefHeading__4561_1948605489"/><text:reference-mark text:name="config-packages"/>Configuration packages<text:bookmark-end text:name="__RefHeading__4561_1948605489"/></text:h>
      <text:p text:style-name="Text_20_body">Advanced users may add further formats/styles to the lists in the export dialog. This is done using <text:span text:style-name="T2">configuration packages</text:span>, which are custom extensions to LO containing further configurations for Writer2LaTeX or Writer2xhtml.</text:p>
      <text:p text:style-name="Text_20_body">A configuration package can contain:</text:p>
      <text:list xml:id="list5177632119557804778" text:style-name="L7">
        <text:list-item>
          <text:p text:style-name="P50">A configuration file for Writer2LaTeX or Writer2xhtml, see section <text:reference-ref text:reference-format="chapter" text:ref-name="latex-config">4</text:reference-ref>.</text:p>
        </text:list-item>
        <text:list-item>
          <text:p text:style-name="P50">An HTML<text:span text:style-name="T44">5</text:span> template (Writer2xhtml only).</text:p>
        </text:list-item>
        <text:list-item>
          <text:p text:style-name="P50">An LO template.</text:p>
        </text:list-item>
        <text:list-item>
          <text:p text:style-name="P50">An LO registry file to glue the parts together.</text:p>
        </text:list-item>
      </text:list>
      <text:p text:style-name="Text_20_body">The Writer2LaTeX distribution contains a sample configuration package <text:span text:style-name="T5">xhtml-config-sample.oxt</text:span> that demonstrates this.</text:p>
      <text:p text:style-name="Text_20_body">As a demonstration of the principles of configuration packages, you can install this into LO using the Extension Manager:</text:p>
      <text:list xml:id="list713835843453946710" text:style-name="L8">
        <text:list-item>
          <text:p text:style-name="P51">If you export to HTML<text:span text:style-name="T44">5</text:span>, the dialog will show an additional entry <text:span text:style-name="T5">Sample custom style</text:span> in the Style list.</text:p>
        </text:list-item>
        <text:list-item>
          <text:p text:style-name="P51">If you open <text:span text:style-name="T5">Templates and Documents</text:span> in LO you will find a new folder <text:span text:style-name="T5">xhtml-sample-config</text:span>. This folder contains a Writer template. If you create a document based on this template, <text:span text:style-name="T5">Sample custom style</text:span> will be preselected <text:soft-page-break/>when you export to HTML<text:span text:style-name="T44">5</text:span>.</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L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L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Writer2xhtml configuration in this folder. If you are using Writer2xhtml, you should also put your HTML<text:span text:style-name="T44">5</text:span>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span text:style-name="T43">5</text:span>"</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LaTeXOptions <text:span text:style-name="T42">here</text:span>:</text:p>
      <text:p text:style-name="Preformatted_20_Text"><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text:soft-page-break/>You can define options which are normally set in the filter dialog. In that case you can lock (disable) the corresponding parts of the dialogs. To do so, add a comma separated list of options as value here. See below for the options that can be locked for each of the thre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HTML<text:span text:style-name="T44">5</text:span> only) points to the HTML<text:span text:style-name="T44">5</text:span>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Text_20_body">This property (HTML<text:span text:style-name="T44">5</text:span> only) points to style sheet within the extension, you want to include (for EPUB export):</text:p>
      <text:p text:style-name="Preformatted_20_Text"><text:s text:c="16"/>&lt;prop oor:name="StyleSheet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L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L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oft-page-break/><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ext:p text:style-name="Heading_20_4">Writer2LaTeX</text:p>
      <text:p text:style-name="Text_20_body_20_left_20_justified"><text:span text:style-name="Source_20_Text">backend, inputencoding, multilingual, </text:span><text:span text:style-name="Source_20_Text"><text:span text:style-name="T28">font,</text:span></text:span><text:span text:style-name="Source_20_Text"> greek_math, additional_symbols</text:span><text:span text:style-name="Source_20_Text"><text:note text:id="ftn3" text:note-class="footnote"><text:note-citation>3</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span text:style-name="Source_20_Text">, use_bibtex, bibtex_style, wrap_lines_after, split_linked_sections, split_toplevel_sections, save_images_in_subdir, notes, metadata, </text:span><text:span text:style-name="Source_20_Text"><text:span text:style-name="T17">display_hidden_text,</text:span></text:span><text:span text:style-name="Source_20_Text"> original_image_size, simple_table_limit, float_tables, float_figures, float_options, ignore_hard_page_breaks, ignore_hard_line_breaks, ignore_empty_paragraphs, ignore_double_spaces</text:span></text:p>
      <text:p text:style-name="Heading_20_4">Writer2xhtml (HTML<text:span text:style-name="T44">5</text:span> export)</text:p>
      <text:p text:style-name="Text_20_body_20_left_20_justified"><text:span text:style-name="Source_20_Text">scaling, column_scaling, convert_to_px, image_size, notes, use_dublin_core, ignore_hard_line_breaks, ignore_empty_paragraphs, ignore_double_spaces, split_level, repeat_levels, save_images_in_subdir</text:span></text:p>
      <text:p text:style-name="Heading_20_4">Writer2xhtml (EPUB export)</text:p>
      <text:p text:style-name="P39"><text:span text:style-name="Source_20_Text">scaling, column_scaling, relative_font_size, font_scaling, use_default_font, default_font_name, convert_to_px, image_size, ignore_hard_line_breaks, ignore_empty_paragraphs, ignore_double_spaces, display_hidden_text, notes, split_level, page_break_split, split_after, image_split, cover_image, external_toc_depth, include_toc, include_</text:span><text:span text:style-name="Source_20_Text"><text:span text:style-name="T30">ncx</text:span></text:span></text:p>
      <text:h text:style-name="Heading_20_1" text:outline-level="1"><text:bookmark-start text:name="__RefHeading__4563_1948605489"/>Using the command line utility<text:bookmark-end text:name="__RefHeading__4563_1948605489"/></text:h>
      <text:h text:style-name="Heading_20_2" text:outline-level="2"><text:bookmark-start text:name="__RefHeading__4565_1948605489"/>How to install Writer2LaTeX for command line usage<text:bookmark-end text:name="__RefHeading__4565_1948605489"/></text:h>
      <text:p text:style-name="Text_20_body">Writer2LaTeX can work as a standalone command line utility (an installation of L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8483659937336508974" text:style-name="L9">
        <text:list-item>
          <text:p text:style-name="P52">Unzip <text:span text:style-name="Source_20_Text">writer2latex</text:span><text:span text:style-name="Source_20_Text"><text:span text:style-name="T40">191alpha</text:span></text:span><text:span text:style-name="Source_20_Text">.zip</text:span> into some directory. This will create a subdirectory <text:span text:style-name="Source_20_Text">writer2latex</text:span><text:span text:style-name="Source_20_Text"><text:span text:style-name="T41">19</text:span></text:span>.</text:p>
        </text:list-item>
        <text:list-item>
          <text:p text:style-name="P52">Add this directory to your PATH environment variable (optional but re­com­men­ded).</text:p>
        </text:list-item>
      </text:list>
      <text:p text:style-name="Text_20_body">In some cases you may have to edit <text:span text:style-name="Source_20_Text">w2l.bat</text:span> slightly: The batch file assumes that the java executable is in your path. To verify this, open a command prompt and type <text:span text:style-name="Source_20_Text">java -version</text:span>. <text:s/>If this test fails (or if you have several Java versions installed and want to use a specific version): Open the file <text:span text:style-name="Source_20_Text">w2l.bat</text:span> with a text editor and edit the approriate line to contain the full path to the Java executable, eg.</text:p>
      <text:p text:style-name="Preformatted_20_Text">set JAVAEXE="C:\j2sdk1.<text:span text:style-name="T20">7</text:span>.0_<text:span text:style-name="T20">67</text:span>\bin\java”</text:p>
      <text:h text:style-name="Heading_20_3" text:outline-level="3">Installation for Unix and friends</text:h>
      <text:list xml:id="list7952305259373796779" text:style-name="L10">
        <text:list-item>
          <text:p text:style-name="P53">Unzip <text:span text:style-name="Source_20_Text">writer2latex1</text:span><text:span text:style-name="Source_20_Text"><text:span text:style-name="T40">91alpha</text:span></text:span><text:span text:style-name="Source_20_Text">.zip</text:span> into some directory. This will create a subdirectory <text:span text:style-name="Source_20_Text">writer2latex</text:span><text:span text:style-name="Source_20_Text"><text:span text:style-name="T41">19</text:span></text:span>.</text:p>
        </text:list-item>
        <text:list-item>
          <text:p text:style-name="P53">Add this directory to your PATH environment variable (optional but recommended).</text:p>
        </text:list-item>
        <text:list-item>
          <text:p text:style-name="P53">Add execute permissions to <text:span text:style-name="Source_20_Text">w2l</text:span> as follows:</text:p>
          <text:p text:style-name="P64">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text:span><text:span text:style-name="Source_20_Text"><text:span text:style-name="T26">15</text:span></text:span><text:span text:style-name="Source_20_Text">"</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bookmark-start text:name="__RefHeading__4567_1948605489"/><text:soft-page-break/>Using the command line utility<text:bookmark-end text:name="__RefHeading__4567_1948605489"/></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html5</text:span></text:p>
                </table:table-cell>
                <table:table-cell table:style-name="Tabel3.B2.2.1" office:value-type="string">
                  <text:p text:style-name="P20">Convert t<text:span text:style-name="T14">o</text:span> HTML5</text:p>
                </table:table-cell>
              </table:table-row>
              <table:table-row>
                <table:table-cell table:style-name="Tabel3.A2" office:value-type="string">
                  <text:p text:style-name="Table_20_Contents"><text:span text:style-name="Source_20_Text">-epub</text:span></text:p>
                </table:table-cell>
                <table:table-cell table:style-name="Tabel3.B2.2.1" office:value-type="string">
                  <text:p text:style-name="Table_20_Contents">Convert to EPUB</text:p>
                </table:table-cell>
              </table:table-row>
              <table:table-row>
                <table:table-cell table:style-name="Tabel3.A2" office:value-type="string">
                  <text:p text:style-name="P33"><text:span text:style-name="Source_20_Text">-epub</text:span><text:span text:style-name="Source_20_Text"><text:span text:style-name="T31">3</text:span></text:span></text:p>
                </table:table-cell>
                <table:table-cell table:style-name="Tabel3.B2.2.1" office:value-type="string">
                  <text:p text:style-name="P33">Convert to EPUB <text:span text:style-name="T31">3</text:span></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HTML<text:span text:style-name="T44">5</text:span>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HTML<text:span text:style-name="T44">5</text:span> template</text:p>
                </table:table-cell>
              </table:table-row>
              <table:table-row>
                <table:table-cell table:style-name="Tabel3.A2" office:value-type="string">
                  <text:p text:style-name="Table_20_Contents"><text:span text:style-name="Source_20_Text">-stylesheet &lt;file&gt;</text:span></text:p>
                </table:table-cell>
                <table:table-cell table:style-name="Tabel3.B2.2.1" office:value-type="string">
                  <text:p text:style-name="Table_20_Contents">Load a custom style sheet for inclusion in the document (EPUB export only)</text:p>
                </table:table-cell>
              </table:table-row>
            </table:table>
          </table:table-cell>
          <table:covered-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mand line. Eg. to produce a file suitable for processing with pdfLaTeX:</text:p>
      <text:p text:style-name="Preformatted_20_Text">w2l -backend pdftex mydocument.odt</text:p>
      <text:p text:style-name="Text_20_body">Instead of giving your own configuration file, you can use one of the standard configurations. For example to produce a clean LaTeX file (ie. ignoring most of the formatting from the source document):</text:p>
      <text:p text:style-name="Preformatted_20_Text"><text:soft-page-break/>w2l -clean mydocument.odt</text:p>
      <text:h text:style-name="Heading_20_3" text:outline-level="3">Examples converting to BibTeX from the command line</text:h>
      <text:p text:style-name="Text_20_body">Writer2BibTeX extracts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ment.bib</text:span>. You can also extract the data as part of the conversion to LaTeX, see section <text:reference-ref text:reference-format="chapter" text:ref-name="latex-config">4</text:reference-ref>.</text:p>
      <text:h text:style-name="Heading_20_3" text:outline-level="3">Examples converting to <text:span text:style-name="T44">HTML5</text:span> from the command line</text:h>
      <text:p text:style-name="Text_20_body">The command line</text:p>
      <text:p text:style-name="Preformatted_20_Text">w2l -<text:span text:style-name="T44">html5</text:span> mydocument.odt</text:p>
      <text:p text:style-name="Text_20_body">will convert the document to HTML<text:span text:style-name="T44">5</text:span>, using the filename <text:span text:style-name="Source_20_Text">mydocument.html</text:span>.</text:p>
      <text:p text:style-name="Text_20_body">Likewise the commandline</text:p>
      <text:p text:style-name="Preformatted_20_Text">w2l -html<text:span text:style-name="T44">5</text:span> -config myconfig.xml mydocument.odt myresult.html</text:p>
      <text:p text:style-name="Text_20_body">will convert into 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h text:style-name="Heading_20_3" text:outline-level="3">Examples converting to EPUB from the command line</text:h>
      <text:p text:style-name="Text_20_body">The command line</text:p>
      <text:p text:style-name="Preformatted_20_Text">w2l -epub -split_level 2 mydocument.odt</text:p>
      <text:p text:style-name="Text_20_body">will convert to EPUB, divding the document at sections of level 2</text:p>
      <text:p text:style-name="Text_20_body">Likewise the command line</text:p>
      <text:p text:style-name="Preformatted_20_Text">w2l -epub -stylesheet mystyles.css -cleanxhtml -split_level 2</text:p>
      <text:p text:style-name="Text_20_body">will create an EPUB file using the custom style sheet <text:span text:style-name="Source_20_Text">mystyles.css</text:span> for formatting.</text:p>
      <text:h text:style-name="Heading_20_1" text:outline-level="1"><text:bookmark-start text:name="__RefHeading__4569_1948605489"/><text:reference-mark text:name="latex-config"/>Configuration<text:bookmark-end text:name="__RefHeading__4569_1948605489"/></text:h>
      <text:h text:style-name="Heading_20_2" text:outline-level="2"><text:bookmark-start text:name="__RefHeading__4571_1948605489"/>Writer2LaTeX configuration<text:bookmark-end text:name="__RefHeading__4571_1948605489"/></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2908787898835674132" text:style-name="L11">
        <text:list-item>
          <text:p text:style-name="P54"><text:span text:style-name="Source_20_Text">ultraclean.xml</text:span> to produce a <text:span text:style-name="T1">clean</text:span> LaTeX file, ie. almost all the formatting is ignored.</text:p>
        </text:list-item>
        <text:list-item>
          <text:p text:style-name="P54"><text:span text:style-name="Source_20_Text">clean.xml</text:span> is a less radical version; preserves hyperlinks, color and some character formatting.</text:p>
        </text:list-item>
        <text:list-item>
          <text:p text:style-name="P54"><text:span text:style-name="Source_20_Text">pdfscreen.xml</text:span> to produce a LaTeX file which is optimized for screen viewing using the package <text:span text:style-name="Source_20_Text">pdfscreen.sty</text:span>.</text:p>
        </text:list-item>
        <text:list-item>
          <text:p text:style-name="P54"><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ext:soft-page-break/>The following subsections explains the available options. The options written in italics can be set using the dialog if you use Writer2LaTeX as an export filter.</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text:span text:style-name="T2">backend</text:span></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able:table-cell>
        </table:table-row>
        <table:table-row>
          <table:table-cell table:style-name="Tabel12.A2" office:value-type="string">
            <text:p text:style-name="Table_20_Contents"><text:span text:style-name="Source_20_Text"><text:span text:style-name="T2">inputencoding</text:span></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Table_20_Contents"><text:span text:style-name="Source_20_Text"><text:span text:style-name="T2">multilingual</text:span></text:span></text:p>
          </table:table-cell>
          <table:table-cell table:style-name="Tabel12.B2" office:value-type="string">
            <text:p text:style-name="Text_20_body">If this option is set to <text:span text:style-name="Source_20_Text">true</text:span> (default), Writer2LaTeX will export all language information in the document. If <text:span text:style-name="Source_20_Text">backend</text:span> is <text:span text:style-name="Source_20_Text">xetex</text:span>, the package <text:span text:style-name="Source_20_Text">polyglossia.sty</text:span> will be used, otherwise the package <text:span text:style-name="Source_20_Text">babel.sty</text:span>.</text:p>
            <text:p text:style-name="Text_20_body">If the option is set to <text:span text:style-name="Source_20_Text">false</text:span>, Writer2LaTeX will assume that the document is written in one language only. If <text:span text:style-name="Source_20_Text">backend</text:span> is <text:span text:style-name="Source_20_Text">xetex</text:span>, no language information will be exported, otherwise the language used for the majority of the text in the document will be exported using <text:span text:style-name="Source_20_Text">babel.sty</text:span>.</text:p>
          </table:table-cell>
        </table:table-row>
        <table:table-row>
          <table:table-cell table:style-name="Tabel12.A2" office:value-type="string">
            <text:p text:style-name="P27"><text:span text:style-name="Source_20_Text"><text:span text:style-name="T29">font</text:span></text:span></text:p>
          </table:table-cell>
          <table:table-cell table:style-name="Tabel12.B2" office:value-type="string">
            <text:p text:style-name="P13">This option is used to select a font scheme. Supported values are <text:span text:style-name="Source_20_Text"><text:span text:style-name="T35">default</text:span></text:span><text:span text:style-name="T35">, </text:span><text:span text:style-name="Source_20_Text"><text:span text:style-name="T35">cmbright</text:span></text:span><text:span text:style-name="T35">, </text:span><text:span text:style-name="Source_20_Text"><text:span text:style-name="T35">ccfonts</text:span></text:span><text:span text:style-name="T35">, </text:span><text:span text:style-name="Source_20_Text"><text:span text:style-name="T35">ccfonts-euler</text:span></text:span><text:span text:style-name="T35">, </text:span><text:span text:style-name="Source_20_Text"><text:span text:style-name="T35">iwona</text:span></text:span><text:span text:style-name="T35">, </text:span><text:span text:style-name="Source_20_Text"><text:span text:style-name="T35">kurier</text:span></text:span><text:span text:style-name="T35">, </text:span><text:span text:style-name="Source_20_Text"><text:span text:style-name="T35">anttor</text:span></text:span><text:span text:style-name="T35">, </text:span><text:span text:style-name="Source_20_Text"><text:span text:style-name="T35">kmath-kerkis</text:span></text:span><text:span text:style-name="T35">, </text:span><text:span text:style-name="Source_20_Text"><text:span text:style-name="T35">fouriernc</text:span></text:span><text:span text:style-name="T35">, </text:span><text:span text:style-name="Source_20_Text"><text:span text:style-name="T35">pxfonts</text:span></text:span><text:span text:style-name="T35">, </text:span><text:span text:style-name="Source_20_Text"><text:span text:style-name="T35">mathpazo</text:span></text:span><text:span text:style-name="T35">, </text:span><text:span text:style-name="Source_20_Text"><text:span text:style-name="T35">mathpple</text:span></text:span><text:span text:style-name="T35">, </text:span><text:span text:style-name="Source_20_Text"><text:span text:style-name="T35">txfonts</text:span></text:span><text:span text:style-name="T35">, </text:span><text:span text:style-name="Source_20_Text"><text:span text:style-name="T35">mathptmx</text:span></text:span><text:span text:style-name="T35">, </text:span><text:span text:style-name="Source_20_Text"><text:span text:style-name="T35">arev</text:span></text:span><text:span text:style-name="T35">, </text:span><text:span text:style-name="Source_20_Text"><text:span text:style-name="T35">charter-mathdesign</text:span></text:span><text:span text:style-name="T35">, </text:span><text:span text:style-name="Source_20_Text"><text:span text:style-name="T35">utopia-mathdesign</text:span></text:span><text:span text:style-name="T35">, </text:span><text:span text:style-name="Source_20_Text"><text:span text:style-name="T35">fourier</text:span></text:span>.</text:p>
          </table:table-cell>
        </table:table-row>
        <text:soft-page-break/>
        <table:table-row>
          <table:table-cell table:style-name="Tabel12.A2" office:value-type="string">
            <text:p text:style-name="Table_20_Contents"><text:span text:style-name="Source_20_Text"><text:span text:style-name="T2">greek_math</text:span></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in latin or cyrillic text are rendered in math mode. This behaviour assumes that greek letters are used as symbols in this context, and has the advantage that greek text fonts are not required. It is <text:span text:style-name="T1">not</text:span> used in greek text, where it would be look awful. This option has no effect if the <text:span text:style-name="Source_20_Text">backend</text:span> is set to <text:span text:style-name="Source_20_Text">xetex</text:span>.</text:p>
          </table:table-cell>
        </table:table-row>
        <table:table-row>
          <table:table-cell table:style-name="Tabel12.A2" office:value-type="string">
            <text:p text:style-name="Table_20_Contents"><text:span text:style-name="Source_20_Text"><text:span text:style-name="T2">use_pifont</text:span></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 <text:s/>This option and the following five font options has no effect if the backend is XeTeX.</text:p>
          </table:table-cell>
        </table:table-row>
        <table:table-row>
          <table:table-cell table:style-name="Tabel12.A2" office:value-type="string">
            <text:p text:style-name="Table_20_Contents"><text:span text:style-name="Source_20_Text"><text:span text:style-name="T2">use_ifsym</text:span></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wasysym</text:span></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bbding</text:span></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eurosym</text:span></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tipa</text:span></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table-cell table:style-name="Tabel12.A2" office:value-type="string">
            <text:p text:style-name="Table_20_Contents"><text:span text:style-name="Source_20_Text">use_</text:span><text:span text:style-name="Source_20_Text"><text:span text:style-name="T14">ooo</text:span></text:span><text:span text:style-name="Source_20_Text">math</text:span></text:p>
          </table:table-cell>
          <table:table-cell table:style-name="Tabel12.B2" office:value-type="string">
            <text:p text:style-name="Table_20_Contents"><text:span text:style-name="T22">T</text:span>his option can <text:s/>have the values <text:span text:style-name="Source_20_Text">true</text:span> or <text:span text:style-name="Source_20_Text">false</text:span> (default). This enables the use of the LaTeX package <text:span text:style-name="T14">ooo</text:span><text:span text:style-name="Source_20_Text">math.sty</text:span><text:span text:style-name="T22"> (see section </text:span><text:span text:style-name="T22"><text:bookmark-ref text:reference-format="chapter" text:ref-name="__RefHeading__4583_1948605489">6</text:bookmark-ref></text:span><text:span text:style-name="T22">).</text:span> This package defines <text:s/>number of LaTeX macros used to convert formulas from LO to LaTeX. If this package is not used, the necessary definitions will be included in the LaTeX preamble, which may become quite long – so using <text:span text:style-name="T14">ooo</text:span><text:span text:style-name="Source_20_Text">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text:span text:style-name="T2">use_bibtex</text:span></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text:span text:style-name="T2">bibtex_style</text:span></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ext:soft-page-break/>
        <table:table-row>
          <table:table-cell table:style-name="Tabel13.A2" office:value-type="string">
            <text:p text:style-name="Table_20_Contents"><text:span text:style-name="Source_20_Text"><text:span text:style-name="T2">use_natbib</text:span></text:span></text:p>
          </table:table-cell>
          <table:table-cell table:style-name="Tabel13.B2" office:value-type="string">
            <text:p text:style-name="Text_20_body">Setting this option to true loads the LaTeX package <text:span text:style-name="Source_20_Text">natbib.sty</text:span>.</text:p>
          </table:table-cell>
        </table:table-row>
        <table:table-row>
          <table:table-cell table:style-name="Tabel13.A2" office:value-type="string">
            <text:p text:style-name="Table_20_Contents"><text:span text:style-name="Source_20_Text"><text:span text:style-name="T2">natbib_options</text:span></text:span></text:p>
          </table:table-cell>
          <table:table-cell table:style-name="Tabel13.B2" office:value-type="string">
            <text:p text:style-name="Text_20_body">Use this option to provide options to <text:span text:style-name="Source_20_Text">natbib.sty</text:span>.</text:p>
          </table:table-cell>
        </table:table-row>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Use this option to give a list of external BibTeX files. If the list is non-empty, bibliographic references in the document will be interpreted as keys in these files. If it is empty (default), the bibliographic references will be exported to a BibTeX file (provided <text:span text:style-name="Source_20_Text">use_bibtex</text:span> is set to <text:span text:style-name="Source_20_Text">true</text:span>).</text:p>
          </table:table-cell>
        </table:table-row>
        <table:table-row>
          <table:table-cell table:style-name="Tabel13.A2" office:value-type="string">
            <text:p text:style-name="P37"><text:span text:style-name="Source_20_Text">bibtex_</text:span><text:span text:style-name="Source_20_Text"><text:span text:style-name="T37">encoding</text:span></text:span></text:p>
          </table:table-cell>
          <table:table-cell table:style-name="Tabel13.B2" office:value-type="string">
            <text:p text:style-name="P15">Use this option to define the encoding for the external BibTeX files. The default value is <text:span text:style-name="Source_20_Text">document</text:span>, which means that the BibTeX files use the same encoding as the TeX document. Otherwise the same values as for <text:span text:style-name="Source_20_Text">inputencoding</text:span> are supported. <text:span text:style-name="T38">This setting has no effect if the backend is XeTeX.</text:span></text:p>
          </table:table-cell>
        </table:table-row>
        <table:table-row>
          <table:table-cell table:style-name="Tabel13.A2" office:value-type="string">
            <text:p text:style-name="Table_20_Contents"><text:span text:style-name="Source_20_Text">zotero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Zotero references in the document will be interpreted as keys in these files. Also the Zotero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Zotero references and bibliography will be exported as text.</text:p>
          </table:table-cell>
        </table:table-row>
        <table:table-row>
          <table:table-cell table:style-name="Tabel13.A2" office:value-type="string">
            <text:p text:style-name="Table_20_Contents"><text:span text:style-name="Source_20_Text">jabref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JabRef references in the document will be interpreted as keys in these files. Also the JabRef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JabRef references and bibliography will be exported as text.</text:p>
          </table:table-cell>
        </table:table-row>
        <table:table-row>
          <table:table-cell table:style-name="Tabel13.A2" office:value-type="string">
            <text:p text:style-name="Table_20_Contents"><text:span text:style-name="Source_20_Text">include_original_citations</text:span></text:p>
          </table:table-cell>
          <table:table-cell table:style-name="Tabel13.B2" office:value-type="string">
            <text:p text:style-name="Text_20_body">If you convert Zotero or JabRef references, you can set this option to <text:span text:style-name="Source_20_Text">true</text:span> (default is <text:span text:style-name="Source_20_Text">false</text:span>) to include the original citation inserted by Zotero/JabRef as a comment in the LaTeX source.</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ext:soft-page-break/>
        <table:table-row>
          <table:table-cell table:style-name="Tabel14.A1" office:value-type="string">
            <text:p text:style-name="Table_20_Contents"><text:span text:style-name="Source_20_Text"><text:span text:style-name="T2">wrap_lines_after</text:span></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text:span text:style-name="T2">split_linked_sections</text:span></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able:table-row>
          <table:table-cell table:style-name="Tabel14.A2" office:value-type="string">
            <text:p text:style-name="Table_20_Contents"><text:span text:style-name="Source_20_Text"><text:span text:style-name="T2">split_toplevel_sections</text:span></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able:table-row>
          <table:table-cell table:style-name="Tabel14.A2" office:value-type="string">
            <text:p text:style-name="Table_20_Contents"><text:span text:style-name="Source_20_Text"><text:span text:style-name="T2">save_images_in_subdir</text:span></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text:span text:style-name="T2">notes</text:span></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text:span text:style-name="T2">metadata</text:span></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ext:soft-page-break/>
        <table:table-row>
          <table:table-cell table:style-name="Tabel16.A1" office:value-type="string">
            <text:p text:style-name="Table_20_Contents"><text:span text:style-name="Source_20_Text"><text:span text:style-name="T2">float_figures</text:span></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text:span text:style-name="T2">float_tables</text:span></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options</text:span></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9">. Default is empty (default placement).</text:span></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9">Use this option to specify, that all graphics and text boxes should be centered. If you don't want that, set this option to </text:span><text:span text:style-name="Source_20_Text"><text:span text:style-name="T9">false</text:span></text:span><text:span text:style-name="T9">. Default is </text:span><text:span text:style-name="Source_20_Text"><text:span text:style-name="T9">true.</text:span></text:span></text:p>
          </table:table-cell>
        </table:table-row>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able:table-row>
          <table:table-cell table:style-name="Tabel16.A2" office:value-type="string">
            <text:p text:style-name="Table_20_Contents"><text:span text:style-name="Source_20_Text"><text:span text:style-name="T9">figure_sequence_name</text:span></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L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table-cell table:style-name="Tabel20.A1" office:value-type="string">
            <text:p text:style-name="Table_20_Contents"><text:span text:style-name="Source_20_Text"><text:span text:style-name="T2">simple_table_limit</text:span></text:span></text:p>
          </table:table-cell>
          <table:table-cell table:style-name="Tabel20.B1" office:value-type="string">
            <text:p text:style-name="Table_20_Contents">You can set this option to any non-negative integer (default is <text:span text:style-name="Source_20_Text">0</text:span>). Table cells in L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ext:soft-page-break/>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color</text:span> to <text:span text:style-name="Source_20_Text">true</text:span>.</text:p>
          </table:table-cell>
        </table:table-row>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able:table-row>
          <table:table-cell table:style-name="Tabel21.A1" office:value-type="string">
            <text:p text:style-name="Table_20_Contents"><text:span text:style-name="Source_20_Text"><text:span text:style-name="T2">original_image_size</text:span></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4" text:note-class="footnote"><text:note-citation>4</text:note-citation><text:note-body><text:p text:style-name="Footnote">In previous versions, this option was called <text:span text:style-name="Source_20_Text"><text:span text:style-name="T10">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text:soft-page-break/>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text:span text:style-name="T2">ignore_hard_page_breaks</text:span></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text:span text:style-name="T2">ignore_hard_line_breaks</text:span></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text:span text:style-name="T2">ignore_empty_paragraph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table-cell table:style-name="Tabel17.A2" office:value-type="string">
            <text:p text:style-name="Table_20_Contents"><text:span text:style-name="Source_20_Text"><text:span text:style-name="T2">ignore_double_space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3817356455605826041" text:style-name="L12">
              <text:list-item>
                <text:p text:style-name="P63"><text:span text:style-name="Source_20_Text">ignore_all</text:span> will instruct Writer2LaTeX to ignore <text:span text:style-name="T2">all</text:span> character, paragraph, heading, list and footnote formatting contained in the document.</text:p>
              </text:list-item>
              <text:list-item>
                <text:p text:style-name="P63"><text:span text:style-name="Source_20_Text">ignore_most</text:span> will preserve basic character formatting.</text:p>
              </text:list-item>
              <text:list-item>
                <text:p text:style-name="P63"><text:span text:style-name="Source_20_Text">convert_basic</text:span> (default) will preserve basic character formatting, paragraph justification and all numberings (lists, headings, footnotes).</text:p>
              </text:list-item>
              <text:list-item>
                <text:p text:style-name="P63"><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63"><text:span text:style-name="Source_20_Text">convert_all</text:span> will preserve <text:span text:style-name="T2">all</text:span> supported formatting.</text:p>
              </text:list-item>
            </text:list>
          </table:table-cell>
        </table:table-row>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ext:soft-page-break/>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color.sty</text:span> to apply color in the LaTeX document.</text:p>
          </table:table-cell>
        </table:table-row>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ext:soft-page-break/>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row>
          <table:table-cell table:style-name="Tabel19.A2" office:value-type="string">
            <text:p text:style-name="Table_20_Contents"><text:span text:style-name="Source_20_Text">display_hidden_text</text:span></text:p>
          </table:table-cell>
          <table:table-cell table:style-name="Tabel19.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
      <text:h text:style-name="P62" text:outline-level="3">Compatibility options</text:h>
      <table:table table:name="Tabel24" table:style-name="Tabel24">
        <table:table-column table:style-name="Tabel24.A"/>
        <table:table-column table:style-name="Tabel24.B"/>
        <table:table-row>
          <table:table-cell table:style-name="Tabel24.A1" office:value-type="string">
            <text:p text:style-name="P34"><text:span text:style-name="Source_20_Text"><text:span text:style-name="T36">old_math_colors</text:span></text:span></text:p>
          </table:table-cell>
          <table:table-cell table:style-name="Tabel24.B1" office:value-type="string">
            <text:p text:style-name="P35">This option (default <text:span text:style-name="Source_20_Text">false</text:span>) can be set to <text:span text:style-name="Source_20_Text">true</text:span> if you are converting documents created with LO 4.3 or earlier. This enables the use of the old color scheme for formulas (using dark variants of red, blue, cyan and magenta).</text:p>
          </table:table-cell>
        </table:table-row>
      </table:table>
      <text:p text:style-name="P14"/>
      <text:h text:style-name="P62" text:outline-level="3">Headings</text:h>
      <text:p text:style-name="Text_20_body">The <text:span text:style-name="Source_20_Text">heading_map</text:span> section specifies how headings in LO should map to LaTeX. Eg. the first line in the sample above specifies that the toplevel heading (<text:span text:style-name="T4">Heading 1</text:span>) should map to <text:span text:style-name="Source_20_Text">\chapter</text:span>, which is of level 0 in LaTeX. Up to 10 levels are supported (the same number as in L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4">Emphasis</text:span> to the LaTeX code <text:span text:style-name="Source_20_Text">\emph{...}</text:span>:</text:p>
      <text:p text:style-name="Preformatted_20_Text">&lt;style-map name="Emphasis" family="text" before="\emph{" after="}" /&gt;</text:p>
      <text:p text:style-name="Text_20_body">This is another simple rule, that maps paragraphs formatted with the paragraph style <text:span text:style-name="T4">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ext:soft-page-break/>This is a rule, that maps paragraphs formatted with style <text:span text:style-name="T4">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4">Title</text:span>, <text:span text:style-name="T4">author</text:span> and <text:span text:style-name="T4">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4">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text:soft-page-break/>String replace</text:h>
      <text:p text:style-name="Text_20_body">Often LaTeX requires special care to typeset certain constructions. For example according to German typograph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LO document, the <text:span text:style-name="Source_20_Text">latex-code</text:span> is the LaTeX code to export for this text.</text:p>
      <text:p text:style-name="Text_20_body">Another example is French quotations marks (« <text:span text:style-name="T13">Je parle français</text:span> ») which should be converted to the LaTeX macros \fg and \og. This can be achieved using this rule:</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L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text:bookmark-start text:name="__RefHeading__4573_1948605489"/>Writer2xhtml configuration<text:bookmark-end text:name="__RefHeading__4573_1948605489"/></text:h>
      <text:p text:style-name="Text_20_body">Also the HTML<text:span text:style-name="T44">5</text:span>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convert_to_px" value="true" /&gt;</text:p>
      <text:p text:style-name="Preformatted_20_Text"><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xhtml as an export filter.</text:p>
      <text:h text:style-name="Heading_20_3" text:outline-level="3"><text:soft-page-break/>Style options</text:h>
      <text:p text:style-name="Text_20_body">You can control some general aspects of the generated <text:span text:style-name="T44">HTML5</text:span>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HTML<text:span text:style-name="T44">5</text:span>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HTML<text:span text:style-name="T44">5</text:span>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is option should only be used if you need to process the document further.</text:p>
          </table:table-cell>
        </table:table-row>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HTML<text:span text:style-name="T44">5</text:span>. <text:span text:style-name="T44">A</text:span>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HTML<text:span text:style-name="T44">5</text:span>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able:table-row>
          <table:table-cell table:style-name="Tabel4.A2" office:value-type="string">
            <text:p text:style-name="Table_20_Contents"><text:span text:style-name="Source_20_Text">separate_stylesheet</text:span></text:p>
          </table:table-cell>
          <table:table-cell table:style-name="Tabel4.B2" office:value-type="string">
            <text:p text:style-name="Table_20_Contents">Set this to true (default is false) to generate a separate CSS file if the HTML<text:span text:style-name="T44">5</text:span> document is split over several files (thus avoiding repeating the style information in every file).</text:p>
          </table:table-cell>
        </table:table-row>
        <text:soft-page-break/>
        <table:table-row>
          <table:table-cell table:style-name="Tabel4.A2" office:value-type="string">
            <text:p text:style-name="Table_20_Contents"><text:span text:style-name="Source_20_Text">custom_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HTML<text:span text:style-name="T44">5</text:span>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5" text:note-class="footnote"><text:note-citation>5</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L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LO does not offer table styles currently).</text:p>
          </table:table-cell>
        </table:table-row>
        <text:soft-page-break/>
        <table:table-row>
          <table:table-cell table:style-name="Tabel5.A2" office:value-type="string">
            <text:p text:style-name="Table_20_Contents"><text:span text:style-name="Source_20_Text">table_size</text:span><text:span text:style-name="Source_20_Text"><text:note text:id="ftn6" text:note-class="footnote"><text:note-citation>6</text:note-citation><text:note-body><text:p text:style-name="Footnote">This option replaces the former option <text:span text:style-name="source-footnote">ignore_table_dimensions</text:span>. (The former values correspond to the values <text:span text:style-name="source-footnote">none</text:span> and <text:span text:style-name="source-footnote">auto</text:span>).</text:p></text:note-body></text:note></text:span></text:p>
          </table:table-cell>
          <table:table-cell table:style-name="Tabel5.B2" office:value-type="string">
            <text:p text:style-name="Table_20_Contents">This option defines how to export table dimension. The possible values are:</text:p>
            <text:p text:style-name="Table_20_Contents"><text:span text:style-name="Source_20_Text">none</text:span>: Do not export table dimensions (table width, column width and row height), leaving the layout of the tables to the browser.</text:p>
            <text:p text:style-name="Table_20_Contents"><text:span text:style-name="Source_20_Text">auto</text:span> (default): Convert the dimensions in the source document using relative or absolute values as defined.</text:p>
            <text:p text:style-name="Table_20_Contents"><text:span text:style-name="Source_20_Text">relative</text:span>: Convert the dimensions in the source document, but always using relative values for table width and column width.</text:p>
          </table:table-cell>
        </table:table-row>
        <table:table-row>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7" text:note-class="footnote"><text:note-citation>7</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xhtml will export a list that continues on level 2 or below like</text:p>
            <text:p text:style-name="Table_20_Contents"><text:span text:style-name="Source_20_Text">&lt;ol&gt;&lt;ol&gt;&lt;li&gt;...&lt;/li&gt;&lt;/ol&gt;&lt;/ol&gt;</text:span></text:p>
            <text:p text:style-name="Table_20_Contents">This is <text:span text:style-name="T2">not</text:span> valid in HTML<text:span text:style-name="T44">5</text:span>,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able:table-row>
          <table:table-cell table:style-name="Tabel5.A2" office:value-type="string">
            <text:p text:style-name="Text_20_body"><text:span text:style-name="Source_20_Text">max_width</text:span></text:p>
          </table:table-cell>
          <table:table-cell table:style-name="Tabel5.B2" office:value-type="string">
            <text:p text:style-name="P36">This option is used to specifiy the maximum width of the text (HTML<text:span text:style-name="T44">5</text:span> and text documents only). The default value is <text:span text:style-name="Source_20_Text">800px</text:span>. An empty value means that a maximum width is not set.</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ext:soft-page-break/>
        <table:table-row>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able:table-row>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table-cell table:style-name="Tabel6.A1" office:value-type="string">
            <text:p text:style-name="Table_20_Contents"><text:span text:style-name="Source_20_Text"><text:span text:style-name="T2">convert_to_px</text:span></text:span></text:p>
          </table:table-cell>
          <table:table-cell table:style-name="Tabel6.B1" office:value-type="string">
            <text:p text:style-name="Table_20_Contents">When this option is <text:span text:style-name="Source_20_Text">true</text:span> (default), Writer2xhtml will convert all units to px, otherwise the original units are used. The resolution is assumed to be 96ppi, you can change this with the <text:span text:style-name="Source_20_Text">scaling</text:span> option. Eg. a scaling of <text:span text:style-name="Source_20_Text">75%</text:span> will change the resolution to 72ppi. For EPUB export this option will export font sizes as percentages (and use px for other dimensions).</text:p>
          </table:table-cell>
        </table:table-row>
        <table:table-row>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image_size</text:span></text:span><text:span text:style-name="Source_20_Text"><text:note text:id="ftn8" text:note-class="footnote"><text:note-citation>8</text:note-citation><text:note-body><text:p text:style-name="Footnote">This option replaces old options <text:span text:style-name="Source_20_Text"><text:span text:style-name="T10">keep_image_size</text:span></text:span> and <text:span text:style-name="source-footnote">original_image_size</text:span> (the old names are still supported).</text:p></text:note-body></text:note></text:span></text:p>
          </table:table-cell>
          <table:table-cell table:style-name="Tabel6.B2" office:value-type="string">
            <text:p text:style-name="Table_20_Contents">Use this option to specify how to export the size of images and text boxes: Possible values are <text:span text:style-name="Source_20_Text">absolute</text:span> or <text:span text:style-name="Source_20_Text">auto</text:span> (default, export absolute size), <text:span text:style-name="Source_20_Text">relative</text:span> (export the size as a percentage of the current text width) and <text:span text:style-name="Source_20_Text">none</text:span> or <text:span text:style-name="Source_20_Text">original_image_size</text:span> (do not export size information; hence the browser or reader will use the original (unscaled) image size).</text:p>
          </table:table-cell>
        </table:table-row>
        <table:table-row>
          <table:table-cell table:style-name="Tabel6.A2" office:value-type="string">
            <text:p text:style-name="Table_20_Contents"><text:span text:style-name="Source_20_Text">relative_font_size</text:span></text:p>
          </table:table-cell>
          <table:table-cell table:style-name="Tabel6.B2" office:value-type="string">
            <text:p text:style-name="Table_20_Contents">Set this option to <text:span text:style-name="Source_20_Text">true</text:span> (default) <text:span text:style-name="Source_20_Text">false</text:span> to export all font sizes as percentages rather than using absolute dimensions. The font size is calculated relative to the default font size in the document.</text:p>
          </table:table-cell>
        </table:table-row>
        <table:table-row>
          <table:table-cell table:style-name="Tabel6.A2" office:value-type="string">
            <text:p text:style-name="Table_20_Contents"><text:span text:style-name="Source_20_Text">font_scaling</text:span></text:p>
          </table:table-cell>
          <table:table-cell table:style-name="Tabel6.B2" office:value-type="string">
            <text:p text:style-name="Table_20_Contents">Use this option to specify a scaling for all font sizes if <text:span text:style-name="Source_20_Text">relative_font_size</text:span> is set to <text:span text:style-name="Source_20_Text">true</text:span>. Default is <text:span text:style-name="Source_20_Text">100%</text:span>.</text:p>
          </table:table-cell>
        </table:table-row>
      </table:table>
      <text:h text:style-name="Heading_20_3" text:outline-level="3">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use_mathjax</text:span></text:p>
          </table:table-cell>
          <table:table-cell table:style-name="Tabel7.B1" office:value-type="string">
            <text:p text:style-name="Table_20_Contents"><text:span text:style-name="T44">Y</text:span>ou can set this option to <text:span text:style-name="Source_20_Text">true</text:span> (default is <text:span text:style-name="Source_20_Text">false</text:span>) to load the <text:a xlink:type="simple" xlink:href="http://www.mathjax.org/" text:style-name="Internet_20_link" text:visited-style-name="Visited_20_Internet_20_Link">MathJax</text:a> library on pages with fomulas. This will ensure that formulas are viewable on all modern browsers, even if they do not support MathML natively<text:note text:id="ftn9" text:note-class="footnote"><text:note-citation>9</text:note-citation><text:note-body><text:p text:style-name="P21">This replaces the output format (available until Writer2LaTeX 1.2) using an XSLT style sheet for the same purpose.</text:p></text:note-body></text:note>.</text:p>
          </table:table-cell>
        </table:table-row>
        <text:soft-page-break/>
        <table:table-row>
          <table:table-cell table:style-name="Tabel7.A2" office:value-type="string">
            <text:p text:style-name="Table_20_Contents"><text:span text:style-name="Source_20_Text"><text:span text:style-name="T19">embed</text:span></text:span><text:span text:style-name="Source_20_Text">_svg</text:span></text:p>
          </table:table-cell>
          <table:table-cell table:style-name="Tabel7.B2" office:value-type="string">
            <text:p text:style-name="Table_20_Contents"><text:span text:style-name="T44">Yo</text:span>u can set this option to <text:span text:style-name="Source_20_Text">true</text:span> <text:span text:style-name="T19">t</text:span>o export vector graphics <text:span text:style-name="T19">embedded in the HTML5 documents as </text:span>SVG (scalable vector graphics). <text:span text:style-name="T16">If set to </text:span><text:span text:style-name="Source_20_Text"><text:span text:style-name="T16">false</text:span></text:span><text:span text:style-name="T16"> (default), external SVG image files will be used.</text:span></text:p>
          </table:table-cell>
        </table:table-row>
        <table:table-row>
          <table:table-cell table:style-name="Tabel7.A2" office:value-type="string">
            <text:p text:style-name="P28"><text:span text:style-name="Source_20_Text">embed_img</text:span></text:p>
          </table:table-cell>
          <table:table-cell table:style-name="Tabel7.B2" office:value-type="string">
            <text:p text:style-name="P28">If you set this option to <text:span text:style-name="Source_20_Text">true</text:span> (default is <text:span text:style-name="Source_20_Text">false</text:span>), all images will be embedded directly in the HTML<text:span text:style-name="T44">5</text:span> document (base64 encoded). This is not recommended for documents with large images.</text:p>
          </table:table-cell>
        </table:table-row>
        <table:table-row>
          <table:table-cell table:style-name="Tabel7.A2" office:value-type="string">
            <text:p text:style-name="Table_20_Contents"><text:span text:style-name="Source_20_Text">endnotes_heading</text:span></text:p>
          </table:table-cell>
          <table:table-cell table:style-name="Tabel7.B2" office:value-type="string">
            <text:p text:style-name="Table_20_Contents">In LO the endnotes are set on a separate page at the end of the document. It is not possible to give this page a heading, but you can use this option to add a heading. In EPUB export this heading will also appear in the navigation table. Default is empty (no heading).</text:p>
          </table:table-cell>
        </table:table-row>
        <table:table-row>
          <table:table-cell table:style-name="Tabel7.A2" office:value-type="string">
            <text:p text:style-name="Table_20_Contents"><text:span text:style-name="Source_20_Text">footnotes_heading</text:span></text:p>
          </table:table-cell>
          <table:table-cell table:style-name="Tabel7.B2" office:value-type="string">
            <text:p text:style-name="Table_20_Contents">In LO the footnotes may be set on a separate page at the end of the document (if configured to do so). It is not possible to give this page a heading, but you can use this option to add a heading. In EPUB export this heading will also appear in the navigation table. Default is empty (no heading).</text:p>
          </table:table-cell>
        </table:table-row>
        <table:table-row>
          <table:table-cell table:style-name="Tabel7.A2" office:value-type="string">
            <text:p text:style-name="Table_20_Contents"><text:span text:style-name="Source_20_Text"><text:span text:style-name="T2">use_dublin_core</text:span></text:span></text:p>
          </table:table-cell>
          <table:table-cell table:style-name="Tabel7.B2" office:value-type="string">
            <text:p text:style-name="Table_20_Contents">Use this option to specify if Dublin Core Meta data should be exported.</text:p>
            <text:p text:style-name="Table_20_Contents">For the <text:span text:style-name="T44">HTML5</text:span> export, the format will be as specified in <text:a xlink:type="simple" xlink:href="http://dublincore.org/documents/dcq-html/" text:style-name="Internet_20_link" text:visited-style-name="Visited_20_Internet_20_Link">http://dublincore.org/documents/dcq-html/</text:a>).</text:p>
            <text:p text:style-name="Table_20_Contents">For the EPUB export this option has no effect.</text:p>
            <text:p text:style-name="Table_20_Contents">If the value is <text:span text:style-name="Source_20_Text">false</text:span>, it will not be exported (default is <text:span text:style-name="Source_20_Text">true</text:span>).</text:p>
          </table:table-cell>
        </table:table-row>
        <table:table-row>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text:span text:style-name="T44">HTML5</text:span> comments. These are not directly visible in the browser. If you don't want to include notes, set this option to <text:span text:style-name="Source_20_Text">false.</text:span></text:p>
          </table:table-cell>
        </table:table-row>
        <table:table-row>
          <table:table-cell table:style-name="Tabel7.A2" office:value-type="string">
            <text:p text:style-name="Table_20_Contents"><text:span text:style-name="Source_20_Text">display_hidden_text</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row>
          <table:table-cell table:style-name="Tabel7.A2" office:value-type="string">
            <text:p text:style-name="Table_20_Contents"><text:span text:style-name="Source_20_Text">inclu</text:span><text:span text:style-name="Source_20_Text"><text:span text:style-name="T30">d</text:span></text:span><text:span text:style-name="Source_20_Text">e_toc</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 possibility is mainly intended for EPUB, which also provides an external navigation table.</text:p>
          </table:table-cell>
        </table:table-row>
        <table:table-row>
          <table:table-cell table:style-name="Tabel7.A2" office:value-type="string">
            <text:p text:style-name="P30"><text:span text:style-name="Source_20_Text">inclu</text:span><text:span text:style-name="Source_20_Text"><text:span text:style-name="T30">d</text:span></text:span><text:span text:style-name="Source_20_Text">e_</text:span><text:span text:style-name="Source_20_Text"><text:span text:style-name="T30">ncx</text:span></text:span></text:p>
          </table:table-cell>
          <table:table-cell table:style-name="Tabel7.B2" office:value-type="string">
            <text:p text:style-name="P31">This option is specific for EPUB export. If the target format is EPUB 3 and this option is set to <text:span text:style-name="Source_20_Text">true</text:span> (default is <text:span text:style-name="Source_20_Text">false</text:span>), a navigation document in the old NCX format is included together with the EPUB 3 Navigation Document.</text:p>
          </table:table-cell>
        </table:table-row>
      </table:table>
      <text:h text:style-name="Heading_20_3" text:outline-level="3"><text:soft-page-break/>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able:table-row>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LO).</text:p>
          </table:table-cell>
        </table:table-row>
      </table:table>
      <text:h text:style-name="Heading_20_3" text:outline-level="3">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text:span text:style-name="T2">external_toc_depth</text:span></text:span></text:p>
          </table:table-cell>
          <table:table-cell table:style-name="Tabel10.B1" office:value-type="string">
            <text:p text:style-name="Table_20_Contents">In addition to the text content, an EPUB document contains a table of contents, which can be used for navigation in the reader. This table is generated by Writer2xhtml from the headings in your document. This option is used to specify the number of levels to include in the table. The default value is <text:span text:style-name="Source_20_Text">auto</text:span>, which determines the depth from the option <text:span text:style-name="Source_20_Text">split_value</text:span>. If you want to set the depth independent from <text:span text:style-name="Source_20_Text">split_value</text:span>, set this option to a positive integer.</text:p>
          </table:table-cell>
        </table:table-row>
        <table:table-row>
          <table:table-cell table:style-name="Tabel10.A2" office:value-type="string">
            <text:p text:style-name="Table_20_Contents"><text:span text:style-name="Source_20_Text"><text:span text:style-name="T2">split_level</text:span></text:span></text:p>
          </table:table-cell>
          <table:table-cell table:style-name="Tabel10.B2"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 (with labels in the same language as the document).</text:p>
          </table:table-cell>
        </table:table-row>
        <table:table-row>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ext:soft-page-break/>
        <table:table-row>
          <table:table-cell table:style-name="Tabel10.A2" office:value-type="string">
            <text:p text:style-name="Table_20_Contents"><text:span text:style-name="Source_20_Text"><text:span text:style-name="T9">page_break_split</text:span></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2xhtml will not split until this structure has ended.</text:p>
            <text:p text:style-name="Table_20_Contents">Also in this case, each output document will get a simple navigation panel in the header and the footer.</text:p>
          </table:table-cell>
        </table:table-row>
        <table:table-row>
          <table:table-cell table:style-name="Tabel10.A2" office:value-type="string">
            <text:p text:style-name="Table_20_Contents"><text:span text:style-name="Source_20_Text"><text:span text:style-name="T9">split_after</text:span></text:span></text:p>
          </table:table-cell>
          <table:table-cell table:style-name="Tabel10.B2" office:value-type="string">
            <text:p text:style-name="Table_20_Contents">This option (which only has effect for EPUB export) is used to automatic split long documents. When a single file exceeds the number of characters defined by this option (in 1000s), the document will be split at the first possible break point. The value 0 disables automatic split.</text:p>
          </table:table-cell>
        </table:table-row>
        <table:table-row>
          <table:table-cell table:style-name="Tabel10.A2" office:value-type="string">
            <text:p text:style-name="Table_20_Contents"><text:span text:style-name="Source_20_Text"><text:span text:style-name="T9">image_split</text:span></text:span></text:p>
          </table:table-cell>
          <table:table-cell table:style-name="Tabel10.B2" office:value-type="string">
            <text:p text:style-name="Table_20_Contents">This option (which only has effect for EPUB export) is used to convert large images to "full screen" images. The value of the option can be either <text:span text:style-name="Source_20_Text">none</text:span> or a percentage. If set to a percentage, an image which is wider than this percentage and has an aspect ratio of at least 3:4 is placed in a separate file.</text:p>
          </table:table-cell>
        </table:table-row>
        <table:table-row>
          <table:table-cell table:style-name="Tabel10.A2" office:value-type="string">
            <text:p text:style-name="Table_20_Contents"><text:span text:style-name="Source_20_Text"><text:span text:style-name="T9">cover_image</text:span></text:span></text:p>
          </table:table-cell>
          <table:table-cell table:style-name="Tabel10.B2" office:value-type="string">
            <text:p text:style-name="Table_20_Contents">If you set this option to <text:span text:style-name="Source_20_Text">true</text:span> (default is <text:span text:style-name="Source_20_Text">false</text:span>), the first image in the document is used as cover image in EPUB export.</text:p>
          </table:table-cell>
        </table:table-row>
        <table:table-row>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text:span text:style-name="T44">HTML5</text:span>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Style maps</text:h>
      <text:p text:style-name="Text_20_body">In addition to the options, you can specify that certain styles in Writer should be mapped to specific <text:span text:style-name="T44">HTML5</text:span> elements and CSS style classes. Here are some examples showing how to use some of the built-in Writer styles to create HTML<text:span text:style-name="T44">5</text:span> elements:</text:p>
      <text:p text:style-name="Preformatted_20_Text">&lt;?xml version="1.0" encoding="UTF-8"?&gt;</text:p>
      <text:p text:style-name="Preformatted_20_Text">&lt;config&gt;</text:p>
      <text:p text:style-name="Preformatted_20_Text"><text:s text:c="2"/>&lt;!-- map LO paragraph styles to xhtml elements --&gt;</text:p>
      <text:p text:style-name="Preformatted_20_Text"><text:soft-page-break/><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LO text styles to xhtml elements --&gt;</text:p>
      <text:p text:style-name="Preformatted_20_Text"><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6299951523463542549" text:style-name="L13">
        <text:list-item>
          <text:p text:style-name="P55"><text:span text:style-name="Source_20_Text">name</text:span> specifies the name of the Writer style.</text:p>
        </text:list-item>
        <text:list-item>
          <text:p text:style-name="P55"><text:span text:style-name="Source_20_Text">family</text:span><text:note text:id="ftn10" text:note-class="footnote"><text:note-citation>10</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55"><text:span text:style-name="Source_20_Text">element</text:span> specifies the HTML<text:span text:style-name="T44">5</text:span> element to use when converting this style. This is not used for frame and list styles.</text:p>
        </text:list-item>
        <text:list-item>
          <text:p text:style-name="P55"><text:span text:style-name="Source_20_Text">css</text:span> specifies the CSS style class to use when converting this style. If it is not specified or the value is <text:span text:style-name="Source_20_Text">“(none)”</text:span>, no CSS class will be used.</text:p>
        </text:list-item>
        <text:list-item>
          <text:p text:style-name="P55"><text:span text:style-name="Source_20_Text">block-element</text:span> only has effect for paragraph and heading styles. For paragraphs it is used to specify a block HTML<text:span text:style-name="T44">5</text:span>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55"><text:span text:style-name="Source_20_Text">block-css</text:span> specifies the CSS style class to be used for this block element. If it is not specified or the value is <text:span text:style-name="Source_20_Text">“(none)”</text:span>, no CSS class will be used.</text:p>
        </text:list-item>
        <text:list-item>
          <text:p text:style-name="P56"><text:span text:style-name="Source_20_Text">before</text:span> and <text:span text:style-name="Source_20_Text">after</text:span> only has effect for paragraph and heading styles. This at<text:soft-page-break/>tribute defines a fixed text to add before/after the text of all paragraphs formatted with this style. This is similar to the pseudo-elements <text:span text:style-name="Source_20_Text">::before</text:span> and <text:span text:style-name="Source_20_Text">::after</text:span> in CSS.</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L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L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9">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text:span text:style-name="T44">HTML5</text:span> templates</text:p>
      <text:p text:style-name="Text_20_body">You can use your own HTML<text:span text:style-name="T44">5</text:span> document as a template for the generated HTML<text:span text:style-name="T44">5</text:span> documents. This should be an ordinary HTML<text:span text:style-name="T44">5</text:span> file (do not include DOCTYPE declaration) with some special elements:</text:p>
      <text:list xml:id="list3341200965473151398" text:style-name="L14">
        <text:list-item>
          <text:p text:style-name="P57">A<text:span text:style-name="T18">n </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57"><text:span text:style-name="T18">E</text:span>lements with the id <text:span text:style-name="Source_20_Text">header</text:span> or <text:span text:style-name="Source_20_Text">footer</text:span> (optional) will be filled with a simple navigation panel using a first/previous/next/last scheme.</text:p>
        </text:list-item>
        <text:list-item>
          <text:p text:style-name="P57"><text:span text:style-name="T18">An e</text:span>lement with the id <text:span text:style-name="Source_20_Text">panel</text:span>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 text:c="2"/>&lt;head&gt;</text:p>
      <text:p text:style-name="Preformatted_20_Text"><text:s text:c="4"/>&lt;title/&gt;</text:p>
      <text:p text:style-name="Preformatted_20_Text"><text:soft-page-break/><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P4">A template with all the elements might look like this:</text:p>
      <text:p text:style-name="P24">&lt;html&gt;</text:p>
      <text:p text:style-name="P24"><text:s text:c="2"/>&lt;head&gt;</text:p>
      <text:p text:style-name="P24"><text:s text:c="4"/>&lt;title/&gt;</text:p>
      <text:p text:style-name="P24"><text:s text:c="2"/>&lt;/head&gt;</text:p>
      <text:p text:style-name="P24"><text:s text:c="2"/>&lt;body&gt;</text:p>
      <text:p text:style-name="P24"><text:s text:c="4"/><text:span text:style-name="T18">&lt;header&gt;</text:span>&lt;<text:span text:style-name="T18">nav</text:span> id='header' /&gt;<text:span text:style-name="T18">&lt;/header&gt;</text:span></text:p>
      <text:p text:style-name="P24"><text:s text:c="4"/><text:span text:style-name="T18">&lt;aside&gt;</text:span>&lt;<text:span text:style-name="T18">nav</text:span> id='<text:span text:style-name="T18">panel</text:span>' /&gt;<text:span text:style-name="T18">&lt;/aside&gt;</text:span></text:p>
      <text:p text:style-name="P24"><text:s text:c="4"/>&lt;div id='content' /&gt;</text:p>
      <text:p text:style-name="P24"><text:s text:c="4"/><text:span text:style-name="T18">&lt;footer&gt;</text:span>&lt;<text:span text:style-name="T18">nav</text:span> id='<text:span text:style-name="T18">footer</text:span>' /&gt;<text:span text:style-name="T18">&lt;/footer&gt;</text:span></text:p>
      <text:p text:style-name="P24"><text:s text:c="2"/>&lt;/body&gt;</text:p>
      <text:p text:style-name="P23">&lt;/html&gt;</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HTML<text:span text:style-name="T44">5</text:span>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HTML<text:span text:style-name="T44">5</text:span> fragments suitable for inclusion in e.g. a CMS.</text:p>
      <text:p text:style-name="Text_20_body"><text:span text:style-name="T2">Note</text:span>: Make sure to set the option <text:span text:style-name="Source_20_Text">no_doctype</text:span> to <text:span text:style-name="Source_20_Text">true</text:span> in this case!</text:p>
      <text:h text:style-name="Heading_20_2" text:outline-level="2"><text:bookmark-start text:name="__RefHeading__4575_1948605489"/><text:reference-mark text:name="xhtml-frontend"/>Using <text:span text:style-name="T14">LibreOffice</text:span> to create HTML<text:span text:style-name="T44">5</text:span> documents<text:bookmark-end text:name="__RefHeading__4575_1948605489"/></text:h>
      <text:p text:style-name="Text_20_body">The configuration file <text:span text:style-name="Source_20_Text">cleanxhtml.xml</text:span> that is distributed with Writer2LaTeX, can be used to create semantically rich HTML<text:span text:style-name="T44">5</text:span> content, which can be formatted with your own stylesheet (you should edit the file to add the URL to the stylesheet you want to use).</text:p>
      <text:p text:style-name="Text_20_body">A subset of the built-in styles in Writer are mapped to HTML<text:span text:style-name="T44">5</text:span> elements (note that the style names are localized, so this is for the english version of <text:span text:style-name="T14">LibreOffice</text:span>):</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LO Writer style</text:p>
            </table:table-cell>
            <table:table-cell table:style-name="Tabel1.A1" office:value-type="string">
              <text:p text:style-name="Table_20_Heading">L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ext:soft-page-break/>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HTML<text:span text:style-name="T44">5</text:span> documents. See the document <text:span text:style-name="Source_20_Text">sample-xhtml.</text:span><text:span text:style-name="Source_20_Text"><text:span text:style-name="T45">odt</text:span></text:span> for an example of how to use this.</text:p>
      <text:h text:style-name="Heading_20_3" text:outline-level="3">Links</text:h>
      <text:p text:style-name="Text_20_body">LO does not support all kind of HTML<text:span text:style-name="T44">5</text:span> link attributes, for example you cannot set <text:span text:style-name="Source_20_Text">title</text:span> or <text:span text:style-name="Source_20_Text">rel</text:span>. Writer2xhtml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HTML<text:span text:style-name="T44">5</text:span>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HTML<text:span text:style-name="T44">5</text:span> link like</text:p>
      <text:p text:style-name="Preformatted_20_Text">&lt;a href="..." name="My name" title="My name"&gt;</text:p>
      <text:h text:style-name="Heading_20_1" text:outline-level="1"><text:bookmark-start text:name="__RefHeading__4577_1948605489"/>Special features for the EPUB export<text:bookmark-end text:name="__RefHeading__4577_1948605489"/></text:h>
      <text:h text:style-name="Heading_20_2" text:outline-level="2"><text:bookmark-start text:name="__RefHeading__4579_1948605489"/>Meta data<text:bookmark-end text:name="__RefHeading__4579_1948605489"/></text:h>
      <text:p text:style-name="Text_20_body">Writer2xhtml always exports the title of the document, and also the subject, keywords and description if they are non-empty.</text:p>
      <text:p text:style-name="Text_20_body">The EPUB standard specifies a number of meta data elements not supported by ODF. Writer2xhtml supports these elements using user-defined meta data. To add user-defined meta data choose <text:span text:style-name="T5">File-Properties</text:span>, <text:span text:style-name="T5">User-defined properties</text:span>. (The export filter includes a custom editor for these.) The following properties are supported:</text:p>
      <text:list xml:id="list7356062570959008819" text:style-name="L15">
        <text:list-item>
          <text:p text:style-name="P58"><text:span text:style-name="T5">Identifier</text:span>: Each EPUB document must have a unique ID. Normally Writer2xhtml generates a Universal Unique ID (UUID) for this purpose, but you may override this with your own ID.</text:p>
          <text:p text:style-name="P58">To do this add a new property, enter <text:span text:style-name="T5">Identifier</text:span> (case is not important) as name and the ID as value.</text:p>
          <text:p text:style-name="P58">An identifier may follow a specific identification scheme, e.g. ISBN. To specify an identification scheme, append this to the name separated by a period, e.g. <text:span text:style-name="T5">Identifier.ISBN</text:span>.</text:p>
          <text:p text:style-name="P58">It is possible to have several identifiers, in this case append a number to the name, e.g. <text:span text:style-name="T5">Identifier1.ISBN</text:span> and <text:span text:style-name="T5">Identifier2</text:span>. The first identifier is used as the unique ID.</text:p>
        </text:list-item>
        <text:list-item>
          <text:p text:style-name="P58"><text:span text:style-name="T5">Creator</text:span>: A primary creator or author of the publication.</text:p>
          <text:p text:style-name="P58">Enter <text:span text:style-name="T5">Creator</text:span> as name and the creator's name as value.</text:p>
          <text:p text:style-name="P58">A creator may have a special role, you can specify this with a three letter code after the word <text:span text:style-name="T5">creator</text:span>, e.g. <text:span text:style-name="T5">creator.aut</text:span> for the author or <text:span text:style-name="T5">creator.ill</text:span> for the illustrator. For the complete list of three letter codes see the EPUB specification (<text:a xlink:type="simple" xlink:href="http://www.idpf.org/2007/opf/OPF_2.0_final_spec.html" text:style-name="Internet_20_link" text:visited-style-name="Visited_20_Internet_20_Link">http://www.idpf.org/2007/opf/OPF_2.0_final_spec.html</text:a>).</text:p>
          <text:p text:style-name="P58">You can define several creators, in this case add a number to the word <text:span text:style-name="T5">creator</text:span>, e.g. <text:span text:style-name="T5">creator1.aut</text:span> and <text:span text:style-name="T5">creator2</text:span>. The creators will be sorted according to the numbers. Note that some readers may only present the first creator.</text:p>
          <text:p text:style-name="P58">If no creator is defined, Writer2xhtml will export the default creator given in the document (this is usually taken from LO's user settings).</text:p>
        </text:list-item>
        <text:list-item>
          <text:p text:style-name="P58"><text:span text:style-name="T5">Contributor</text:span>: A party whose contribution to the publication is secondary to those named in creator elements. Otherwise it is handled like Creator, and the same rules apply.</text:p>
        </text:list-item>
        <text:list-item>
          <text:p text:style-name="P58"><text:span text:style-name="T5">Date</text:span>: Date of publication. The date must be in the format YYYY-MM-DD (year-month-date) or more generally in the format specified in <text:a xlink:type="simple" xlink:href="http://www.w3.org/TR/NOTE-datetime" text:style-name="Internet_20_link" text:visited-style-name="Visited_20_Internet_20_Link">http://www.w3.org/TR/NOTE-datetime</text:a>.</text:p>
          <text:p text:style-name="P58">A date may be associated with a special event such as <text:span text:style-name="T5">creation</text:span>, <text:span text:style-name="T5">publication</text:span> or <text:span text:style-name="T5">modification</text:span>. To define this, add the event after the word <text:span text:style-name="T5">date</text:span>, e.g. <text:span text:style-name="T5">date.publication</text:span>.</text:p>
          <text:p text:style-name="P58">You can give several dates, in this case add a number to the word date, e.g. <text:soft-page-break/><text:span text:style-name="T5">date1.creation</text:span>, <text:span text:style-name="T5">date2.modification</text:span>.</text:p>
          <text:p text:style-name="P58">If you don't define any dates, Writer2xhtml will include the date the document was last modified.</text:p>
        </text:list-item>
      </text:list>
      <text:p text:style-name="Text_20_body">You can only have one instance of the remaining properties, hence they cannot be numbered. Also no additional data can be appended to the name.</text:p>
      <text:list xml:id="list173711514847275" text:continue-numbering="true" text:style-name="L15">
        <text:list-item>
          <text:p text:style-name="P58"><text:span text:style-name="T5">Publisher</text:span>: The publisher of the document.</text:p>
        </text:list-item>
        <text:list-item>
          <text:p text:style-name="P58"><text:span text:style-name="T5">Type</text:span>: Terms describing general categories, functions, genres, or aggregation levels for content.</text:p>
        </text:list-item>
        <text:list-item>
          <text:p text:style-name="P58"><text:span text:style-name="T5">Format</text:span>: The media type or dimensions of the resource.</text:p>
        </text:list-item>
        <text:list-item>
          <text:p text:style-name="P58"><text:span text:style-name="T5">Source</text:span>: Information regarding a prior resource from which the publication was derived.</text:p>
        </text:list-item>
        <text:list-item>
          <text:p text:style-name="P58"><text:span text:style-name="T5">Relation</text:span>: An identifier of an auxiliary resource and its relationship to the publication.</text:p>
        </text:list-item>
        <text:list-item>
          <text:p text:style-name="P58"><text:span text:style-name="T5">Coverage</text:span>: The extent or scope of the publication’s content.</text:p>
        </text:list-item>
        <text:list-item>
          <text:p text:style-name="P58"><text:span text:style-name="T5">Rights</text:span>: A statement about rights, or a reference to one.</text:p>
        </text:list-item>
      </text:list>
      <text:h text:style-name="Heading_20_2" text:outline-level="2"><text:bookmark-start text:name="__RefHeading__4581_1948605489"/>Hidden hedings<text:bookmark-end text:name="__RefHeading__4581_1948605489"/></text:h>
      <text:p text:style-name="Text_20_body">If the entire text of a heading is striked out (using any strike-out style), this heading will be hidden in the text. It will however still be visible in the EPUB table of contents.</text:p>
      <text:h text:style-name="Heading_20_1" text:outline-level="1"><text:bookmark-start text:name="__RefHeading__4583_1948605489"/><text:reference-mark text:name="writer.sty"/>The LaTeX package <text:span text:style-name="Source_20_Text"><text:span text:style-name="T12">ooom</text:span></text:span><text:span text:style-name="Source_20_Text"><text:span text:style-name="T11">ath.sty</text:span></text:span><text:bookmark-end text:name="__RefHeading__4583_1948605489"/></text:h>
      <text:p text:style-name="Text_20_body">LO/<text:span text:style-name="T21">AOO</text:span> Math has a few features that are not available in standard LaTeX packages. <text:span text:style-name="T21">To support those features, </text:span>Writer2LaTeX will insert <text:span text:style-name="T21">d</text:span>efinitions in the LaTeX preamble. <text:span text:style-name="T21">As an alternative, </text:span>Writer2LaTeX <text:span text:style-name="T21">provides an</text:span> optional package <text:span text:style-name="Source_20_Text"><text:span text:style-name="T14">ooom</text:span></text:span><text:span text:style-name="Source_20_Text">ath.sty</text:span> which implements these constructions. This packages is only needed for documents containing formulas. <text:span text:style-name="T22">Setting the option </text:span><text:span text:style-name="Source_20_Text"><text:span text:style-name="T21">use_ooomath</text:span></text:span> <text:span text:style-name="T22">to true enables the use of this package (see section </text:span><text:span text:style-name="T22"><text:bookmark-ref text:reference-format="chapter" text:ref-name="__RefHeading__4571_1948605489">4.1</text:bookmark-ref></text:span><text:span text:style-name="T22">)</text:span></text:p>
      <text:p text:style-name="Text_20_body">It is sufficient to p<text:span text:style-name="T22">ut</text:span> <text:span text:style-name="Source_20_Text"><text:span text:style-name="T14">ooom</text:span></text:span><text:span text:style-name="Source_20_Text">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X <text:span text:style-name="T22">Live on Linux and </text:span>and MikTeX <text:span text:style-name="T22">on Windows</text:span>:</text:p>
      <text:h text:style-name="Heading_20_3" text:outline-level="3">Instructions for TeX Live (Linux)</text:h>
      <text:p text:style-name="Text_20_body">If you use teTeX or TeX Live on Linux you can install <text:span text:style-name="Source_20_Text">o</text:span><text:span text:style-name="Source_20_Text"><text:span text:style-name="T22">oomath</text:span></text:span><text:span text:style-name="Source_20_Text">.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text:span text:style-name="T22">ooo</text:span></text:span><text:span text:style-name="Source_20_Text">math.sty</text:span> in the subdirectory <text:span text:style-name="Source_20_Text">tex</text:span> of any of these directories. Usually the directory</text:p>
      <text:p text:style-name="Preformatted_20_Text">/home/&lt;user name&gt;/texmf/tex</text:p>
      <text:p text:style-name="Text_20_body">can be used <text:span text:style-name="T22">for the local texmf tree </text:span>(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P6">If you use MikTeX you can install <text:span text:style-name="Source_20_Text"><text:span text:style-name="T22">ooo</text:span></text:span><text:span text:style-name="Source_20_Text">math.sty</text:span> as follows:</text:p>
      <text:p text:style-name="P7"><text:span text:style-name="T24">First you should create a local texmf tree if it does note already exist. Start MikTeX settings (</text:span><text:span text:style-name="T7">All Programs – MikTeX – Maintenance – Settings</text:span><text:span text:style-name="T24">). Choose the </text:span><text:span text:style-name="T7">admin</text:span><text:span text:style-name="T24"> variants if you want to install for all users. If the list on the tab page </text:span><text:span text:style-name="T7">Roots</text:span><text:span text:style-name="T24"> is empty, create a suitable directory such as </text:span><text:span text:style-name="Source_20_Text"><text:span text:style-name="T25">C:\localtexmf</text:span></text:span><text:span text:style-name="T24">, click </text:span><text:span text:style-name="T7">Add</text:span><text:span text:style-name="T24"> and select this directory.</text:span></text:p>
      <text:p text:style-name="P7">Copy <text:span text:style-name="Source_20_Text"><text:span text:style-name="T22">ooo</text:span></text:span><text:span text:style-name="Source_20_Text">math.sty</text:span> to the <text:span text:style-name="Source_20_Text">tex</text:span> subdirectory in the local texmf tree. If the subdirectory <text:span text:style-name="Source_20_Text">tex</text:span> does not exist, you can create it.</text:p>
      <text:p text:style-name="Text_20_body">Next you should start “MikTeX Options”. On the tab page <text:span text:style-name="T4">General</text:span>, click the button <text:span text:style-name="T4">Refresh Now</text:span> to make MikTeX refresh it's filename database.</text:p>
      <text:h text:style-name="Heading_20_1" text:outline-level="1"><text:bookmark-start text:name="__RefHeading__4585_1948605489"/>Using Writer2LaTeX from another application<text:bookmark-end text:name="__RefHeading__4585_1948605489"/></text:h>
      <text:h text:style-name="Heading_20_2" text:outline-level="2"><text:bookmark-start text:name="__RefHeading__4587_1948605489"/>Using Writer2LaTeX from a Java application<text:bookmark-end text:name="__RefHeading__4587_1948605489"/></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oft-page-break/><text:s text:c="8"/>new FileOutputStream("mydirectory/"+docOut.getFileName());</text:p>
      <text:p text:style-name="Preformatted_20_Text"><text:s text:c="4"/>docOut.write(fos);</text:p>
      <text:p text:style-name="Preformatted_20_Text"><text:s text:c="4"/>fos.flush();</text:p>
      <text:p text:style-name="Preformatted_20_Text"><text:s text:c="4"/>fos.close();</text:p>
      <text:p text:style-name="Preformatted_20_Text">}</text:p>
      <text:h text:style-name="Heading_20_2" text:outline-level="2"><text:bookmark-start text:name="__RefHeading__4589_1948605489"/>Using Writer2LaTeX from a Basic macro<text:bookmark-end text:name="__RefHeading__4589_1948605489"/></text:h>
      <text:p text:style-name="Text_20_body">You can also access Writer2LaTeX through LO's api. Here's an example using a Basic macro, but the principle is the same for any other language with a UNO binding.</text:p>
      <text:p text:style-name="Text_20_body">Writer2LaTeX is used as any other filter in L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HTML<text:span text:style-name="T44">5</text:span>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table-cell table:style-name="Table1.A2" office:value-type="string">
            <text:p text:style-name="Table_20_Contents">HTML5</text:p>
          </table:table-cell>
          <table:table-cell table:style-name="Table1.B2" office:value-type="string">
            <text:p text:style-name="Table_20_Contents"><text:span text:style-name="Source_20_Text">org.openoffice.da.writer2xhtml5</text:span></text:p>
          </table:table-cell>
        </table:table-row>
        <table:table-row>
          <table:table-cell table:style-name="Table1.A2" office:value-type="string">
            <text:p text:style-name="Table_20_Contents">EPUB</text:p>
          </table:table-cell>
          <table:table-cell table:style-name="Table1.B2" office:value-type="string">
            <text:p text:style-name="Table_20_Contents"><text:span text:style-name="Source_20_Text">org.openoffice.da.writer2xhtml.epub</text:span></text:p>
          </table:table-cell>
        </table:table-row>
        <text:soft-page-break/>
        <table:table-row>
          <table:table-cell table:style-name="Table1.A2" office:value-type="string">
            <text:p text:style-name="P32">EPUB 3</text:p>
          </table:table-cell>
          <table:table-cell table:style-name="Table1.B2" office:value-type="string">
            <text:p text:style-name="P33"><text:span text:style-name="Source_20_Text">org.openoffice.da.writer2xhtml.epub</text:span><text:span text:style-name="Source_20_Text"><text:span text:style-name="T31">3</text:span></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HTML<text:span text:style-name="T44">5</text:span> template to use (HTML<text:span text:style-name="T44">5</text:span> and EPUB only)</text:p>
          </table:table-cell>
        </table:table-row>
        <table:table-row>
          <table:table-cell table:style-name="Tabel23.A2" office:value-type="string">
            <text:p text:style-name="Table_20_Contents"><text:span text:style-name="Source_20_Text">StyleSheetURL</text:span></text:p>
          </table:table-cell>
          <table:table-cell table:style-name="Tabel23.B2" office:value-type="string">
            <text:p text:style-name="Table_20_Contents">Sets the URL for a CSS style sheet to include (EPUB only)</text:p>
          </table:table-cell>
        </table:table-row>
        <table:table-row>
          <table:table-cell table:style-name="Tabel23.A2" office:value-type="string">
            <text:p text:style-name="Table_20_Contents"><text:span text:style-name="Source_20_Text">ResourceURL</text:span></text:p>
          </table:table-cell>
          <table:table-cell table:style-name="Tabel23.B2" office:value-type="string">
            <text:p text:style-name="Table_20_Contents">Sets the URL for a folder containing resources (images and fonts) referred in the style sheet (EPUB only). All files contained in this folder will be included with the style sheet in the same directory as the style sheet. The media type will be determined from the file extension. If you want to define the media type yourself, use the more complex property <text:span text:style-name="Source_20_Text">Resources</text:span>.</text:p>
          </table:table-cell>
        </table:table-row>
        <table:table-row>
          <table:table-cell table:style-name="Tabel23.A2" office:value-type="string">
            <text:p text:style-name="Table_20_Contents"><text:span text:style-name="Source_20_Text">Resources</text:span></text:p>
          </table:table-cell>
          <table:table-cell table:style-name="Tabel23.B2" office:value-type="string">
            <text:p text:style-name="Table_20_Contents">Sets a list of resources (images and fonts) referred in the style sheet (EPUB only). This property is a semicolon separated list. Each entry is of the form</text:p>
            <text:p text:style-name="Table_20_Contents"><text:span text:style-name="Source_20_Text">URL[[::file name]::mime type]</text:span></text:p>
            <text:p text:style-name="Table_20_Contents">where the parts in square brackets are optional. For example</text:p>
            <text:p text:style-name="Table_20_Contents"><text:span text:style-name="Source_20_Text">file://mycomputer/home/myself/images/bg.png::background.png::image/png</text:span></text:p>
            <text:p text:style-name="Table_20_Contents">to point to a png image which is referenced by the file name <text:span text:style-name="Source_20_Text">background.png</text:span> in the style sheet. The resource file will be placed in the same directory as the style sheet.</text:p>
          </table:table-cell>
        </table:table-row>
      </table:table>
      <text:p text:style-name="Text_20_body">The URLs can contain variables such as <text:span text:style-name="Source_20_Text">$(user)</text:span> for the user installation of LO. Thus for example <text:span text:style-name="Source_20_Text">“$(user)/myconfig.xml”</text:span> can be used to point to a configuration within the user installation. See</text:p>
      <text:p text:style-name="P3"><text:a xlink:type="simple" xlink:href="http://api.libreoffice.org/docs/idl/ref/servicecom_1_1sun_1_1star_1_1util_1_1PathSubstitution.html" text:style-name="Internet_20_link" text:visited-style-name="Visited_20_Internet_20_Link">http://api.libreoffice.org/docs/idl/ref/servicecom_1_1sun_1_1star_1_1util_1_1PathSubstitution.html</text:a></text:p>
      <text:p text:style-name="Text_20_body">for a list of available variables.</text:p>
      <text:p text:style-name="Text_20_body">As a special feature, you can require one of Writer2LaTeX's standard configurations. To do this, the URL should start with an asterisk, for example <text:span text:style-name="Source_20_Text">“*ultraclean.xml”</text:span>.</text:p>
      <text:h text:style-name="Heading_20_2" text:outline-level="2"><text:bookmark-start text:name="__RefHeading__4593_1948605489"/>Converting from StarMath with a Basic macro<text:bookmark-end text:name="__RefHeading__4593_1948605489"/></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7227950032106969737" text:style-name="L16">
        <text:list-item>
          <text:p text:style-name="P59"><text:soft-page-break/>The method <text:span text:style-name="Source_20_Text">convertFormula</text:span> converts a StarMath string to a LaTeX string</text:p>
        </text:list-item>
        <text:list-item>
          <text:p text:style-name="P59">The method <text:span text:style-name="Source_20_Text">getPreamble</text:span> returns a LaTeX preamble suitable for processing the con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ext:bookmark-start text:name="__RefHeading__4595_1948605489"/>Troubleshooting<text:bookmark-end text:name="__RefHeading__4595_1948605489"/></text:h>
      <text:p text:style-name="P5"><text:span text:style-name="T23">Writer2LaTeX can convert quite large files. But if </text:span>you have a <text:span text:style-name="T23">very </text:span>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text:span text:style-name="T23">512</text:span>M -jar writer2latex.jar bigFile.sxw out.tex</text:p>
      <text:p text:style-name="Text_20_body">In the example, the heap size is set to <text:span text:style-name="T23">512</text:span> Megabyte of RAM. If you still get the “heap space” error, <text:s/>try setting the available memory <text:span text:style-name="T23">even higher</text:span> (assuming that your computer has enough physical RAM).</text:p>
      <text:p text:style-name="Text_20_body">If you are using Writer2LaTeX as an export filter in LO, this problem will result in a generic error message saying that that document could not be written. To increase the heap size in this case, choose <text:span text:style-name="T5">Tools – Options – </text:span><text:span text:style-name="T6">LibreOffice</text:span><text:span text:style-name="T5"> – </text:span><text:span text:style-name="T6">Advanced</text:span>. Click <text:span text:style-name="T5">Parameters</text:span>, and add the parameter <text:span text:style-name="Source_20_Text">-Xmx</text:span><text:span text:style-name="Source_20_Text"><text:span text:style-name="T23">512</text:span></text:span><text:span text:style-name="Source_20_Text">M</text:span> (or hig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arial" svg:font-family="arial, sans-serif"/>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family="'Bitstream Vera Serif'" style:font-style-name="Roman" style:font-family-generic="roman" style:font-pitch="variable" fo:font-weight="normal"/>
    </style:style>
    <style:style style:name="Text_20_body" style:display-name="Text body" style:family="paragraph" style:parent-style-name="Standard" style:class="text">
      <style:paragraph-properties fo:margin-top="0.101cm" fo:margin-bottom="0.21cm" loext:contextual-spacing="false"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Bitstream Vera Sans" fo:font-family="'Bitstream Vera Sans'" style:font-style-name="Roman"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1" fo:font-family="'Bitstream Vera Sans'" style:font-style-name="Fe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family-complex="arial, sans-serif"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loext:graphic-properties draw:fill="solid" draw:fill-color="#e6e6e6" draw:opacity="100%"/>
      <style:paragraph-properties fo:margin-left="1cm" fo:margin-right="0cm" fo:margin-top="0cm" fo:margin-bottom="0.101cm" loext:contextual-spacing="false" fo:text-indent="0cm" style:auto-text-indent="false" fo:background-color="#e6e6e6"/>
      <style:text-properties style:font-name="Courier New" fo:font-family="'Courier New'" style:font-style-name="Normal" style:font-family-generic="modern" style:font-pitch="fixed" fo:font-size="11pt" fo:font-weight="normal"/>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font-name-asian="StarSymbol1" style:font-family-asian="StarSymbol" style:font-charset-asian="x-symbol" style:font-size-asian="9pt" style:font-name-complex="StarSymbol1"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fo:font-family="'Courier New'" style:font-style-name="Normal" style:font-family-generic="modern" style:font-pitch="fixed" fo:font-size="11pt"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User_20_Entry" style:display-name="User Entry" style:family="text">
      <style:text-properties fo:color="#ff0000" style:font-name="Cumberland" fo:font-family="Cumberland" style:font-family-generic="modern" style:font-pitch="fixed"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fo:color="#ff0000"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8 Troubleshooting</text:chapter><text:tab/><text:tab/>Page <text:page-number text:select-page="current">43</text:page-number></text:p>
      </style:header>
      <style:header-left>
        <text:p text:style-name="Header">Page <text:page-number text:select-page="current">42</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Henrik Just</meta:initial-creator>
    <meta:creation-date>2003-07-03T08:45:42</meta:creation-date>
    <dc:date>2018-03-08T17:37:08.945400613</dc:date>
    <meta:print-date>2004-06-29T10:09:33</meta:print-date>
    <dc:language>en-US</dc:language>
    <meta:editing-cycles>382</meta:editing-cycles>
    <meta:editing-duration>P1DT18H41M33S</meta:editing-duration>
    <meta:document-statistic meta:table-count="22" meta:image-count="1" meta:object-count="0" meta:page-count="43" meta:paragraph-count="1001" meta:word-count="11731" meta:character-count="77616" meta:non-whitespace-character-count="66126"/>
    <meta:user-defined meta:name="Info 1"/>
    <meta:user-defined meta:name="Info 2"/>
    <meta:user-defined meta:name="Info 3"/>
    <meta:user-defined meta:name="Info 4"/>
  </office:meta>
</office:document-meta>
</file>